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officeooo:paragraph-rsid="00324bef"/>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66882" fo:background-color="transparent"/>
    </style:style>
    <style:style style:name="P5" style:family="paragraph" style:parent-style-name="Standard">
      <style:text-properties fo:language="en" fo:country="US" officeooo:paragraph-rsid="0017cdd5" fo:background-color="transparent"/>
    </style:style>
    <style:style style:name="P6" style:family="paragraph" style:parent-style-name="Standard">
      <style:text-properties fo:language="en" fo:country="US" officeooo:rsid="00228e9d" officeooo:paragraph-rsid="006451c9" fo:background-color="transparent"/>
    </style:style>
    <style:style style:name="P7" style:family="paragraph" style:parent-style-name="Standard">
      <style:text-properties fo:language="en" fo:country="US" officeooo:rsid="001b35a9" officeooo:paragraph-rsid="006451c9" fo:background-color="transparent"/>
    </style:style>
    <style:style style:name="P8" style:family="paragraph" style:parent-style-name="Standard">
      <style:text-properties fo:language="en" fo:country="US" officeooo:paragraph-rsid="003c9174" fo:background-color="transparent"/>
    </style:style>
    <style:style style:name="P9" style:family="paragraph" style:parent-style-name="Standard">
      <style:text-properties fo:language="en" fo:country="US" officeooo:paragraph-rsid="005a0d83" fo:background-color="transparent"/>
    </style:style>
    <style:style style:name="P10" style:family="paragraph" style:parent-style-name="Standard">
      <style:text-properties fo:language="en" fo:country="US" officeooo:rsid="005b0021" officeooo:paragraph-rsid="005b0021" fo:background-color="transparent"/>
    </style:style>
    <style:style style:name="P11" style:family="paragraph" style:parent-style-name="Standard">
      <style:text-properties fo:language="en" fo:country="US" officeooo:rsid="005c51b7" officeooo:paragraph-rsid="005c51b7" fo:background-color="transparent"/>
    </style:style>
    <style:style style:name="P12" style:family="paragraph" style:parent-style-name="Standard">
      <style:text-properties fo:language="en" fo:country="US" officeooo:rsid="00453293" officeooo:paragraph-rsid="00421e58" fo:background-color="transparent"/>
    </style:style>
    <style:style style:name="P13" style:family="paragraph" style:parent-style-name="Standard">
      <style:text-properties fo:language="en" fo:country="US" officeooo:rsid="00546b9f" officeooo:paragraph-rsid="00546b9f" fo:background-color="transparent"/>
    </style:style>
    <style:style style:name="P14" style:family="paragraph" style:parent-style-name="Standard">
      <style:text-properties fo:language="en" fo:country="US" officeooo:rsid="003afb7b" officeooo:paragraph-rsid="003bae13" fo:background-color="transparent"/>
    </style:style>
    <style:style style:name="P15" style:family="paragraph" style:parent-style-name="Standard">
      <style:text-properties fo:language="en" fo:country="US" officeooo:rsid="003afb7b" officeooo:paragraph-rsid="005a0d83" fo:background-color="transparent"/>
    </style:style>
    <style:style style:name="P16" style:family="paragraph" style:parent-style-name="Standard">
      <style:text-properties fo:language="en" fo:country="US" officeooo:paragraph-rsid="006451c9" fo:background-color="transparent"/>
    </style:style>
    <style:style style:name="P17" style:family="paragraph" style:parent-style-name="Standard">
      <style:paragraph-properties fo:text-align="center" style:justify-single-word="false"/>
      <style:text-properties fo:language="en" fo:country="US"/>
    </style:style>
    <style:style style:name="P18" style:family="paragraph" style:parent-style-name="Standard">
      <style:paragraph-properties fo:text-align="center" style:justify-single-word="false"/>
      <style:text-properties fo:language="en" fo:country="US" officeooo:paragraph-rsid="00066882"/>
    </style:style>
    <style:style style:name="P19" style:family="paragraph" style:parent-style-name="Standard">
      <style:paragraph-properties fo:text-align="center" style:justify-single-word="false"/>
      <style:text-properties fo:language="en" fo:country="US" officeooo:paragraph-rsid="0035713c"/>
    </style:style>
    <style:style style:name="P20" style:family="paragraph" style:parent-style-name="Standard">
      <style:paragraph-properties fo:text-align="center" style:justify-single-word="false"/>
      <style:text-properties fo:language="en" fo:country="US" officeooo:paragraph-rsid="005a0d83"/>
    </style:style>
    <style:style style:name="P21" style:family="paragraph" style:parent-style-name="Standard">
      <style:paragraph-properties fo:text-align="center" style:justify-single-word="false"/>
      <style:text-properties fo:language="en" fo:country="US" officeooo:paragraph-rsid="006451c9"/>
    </style:style>
    <style:style style:name="P22" style:family="paragraph" style:parent-style-name="Standard">
      <style:text-properties fo:language="en" fo:country="US" officeooo:paragraph-rsid="00066882"/>
    </style:style>
    <style:style style:name="P23" style:family="paragraph" style:parent-style-name="Standard">
      <style:text-properties fo:language="en" fo:country="US" officeooo:rsid="000ad66b" officeooo:paragraph-rsid="000ad66b"/>
    </style:style>
    <style:style style:name="P24" style:family="paragraph" style:parent-style-name="Standard">
      <style:text-properties fo:language="en" fo:country="US" officeooo:paragraph-rsid="0035713c"/>
    </style:style>
    <style:style style:name="P25" style:family="paragraph" style:parent-style-name="Standard">
      <style:text-properties fo:language="en" fo:country="US" officeooo:rsid="0039551f" officeooo:paragraph-rsid="0039551f"/>
    </style:style>
    <style:style style:name="P26" style:family="paragraph" style:parent-style-name="Standard">
      <style:text-properties fo:language="en" fo:country="US" officeooo:rsid="005a0d83" officeooo:paragraph-rsid="005a0d83"/>
    </style:style>
    <style:style style:name="P27" style:family="paragraph" style:parent-style-name="Standard">
      <style:text-properties fo:language="en" fo:country="US" officeooo:paragraph-rsid="005a0d83"/>
    </style:style>
    <style:style style:name="P28" style:family="paragraph" style:parent-style-name="Standard">
      <style:text-properties fo:language="en" fo:country="US" officeooo:paragraph-rsid="006451c9"/>
    </style:style>
    <style:style style:name="P29" style:family="paragraph" style:parent-style-name="Standard">
      <style:text-properties officeooo:paragraph-rsid="00324bef"/>
    </style:style>
    <style:style style:name="P30" style:family="paragraph" style:parent-style-name="Standard">
      <style:text-properties officeooo:rsid="001428a3" officeooo:paragraph-rsid="001428a3"/>
    </style:style>
    <style:style style:name="P31" style:family="paragraph" style:parent-style-name="Standard">
      <style:text-properties officeooo:rsid="001428a3" officeooo:paragraph-rsid="006451c9"/>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066882"/>
    </style:style>
    <style:style style:name="P34" style:family="paragraph" style:parent-style-name="Standard">
      <style:paragraph-properties fo:text-align="center" style:justify-single-word="false"/>
      <style:text-properties officeooo:paragraph-rsid="005a0d83"/>
    </style:style>
    <style:style style:name="P35" style:family="paragraph" style:parent-style-name="Standard">
      <style:paragraph-properties fo:text-align="center" style:justify-single-word="false"/>
      <style:text-properties officeooo:paragraph-rsid="006451c9"/>
    </style:style>
    <style:style style:name="P36" style:family="paragraph" style:parent-style-name="Standard">
      <style:paragraph-properties fo:text-align="start" style:justify-single-word="false"/>
    </style:style>
    <style:style style:name="P37" style:family="paragraph" style:parent-style-name="Standard">
      <style:text-properties officeooo:paragraph-rsid="00066882"/>
    </style:style>
    <style:style style:name="P38" style:family="paragraph" style:parent-style-name="Standard">
      <style:paragraph-properties fo:text-align="center" style:justify-single-word="false"/>
      <style:text-properties officeooo:rsid="00105844" officeooo:paragraph-rsid="00105844"/>
    </style:style>
    <style:style style:name="P39" style:family="paragraph" style:parent-style-name="Standard">
      <style:paragraph-properties fo:text-align="center" style:justify-single-word="false"/>
      <style:text-properties officeooo:rsid="00105844" officeooo:paragraph-rsid="006451c9"/>
    </style:style>
    <style:style style:name="P40" style:family="paragraph" style:parent-style-name="Standard">
      <style:text-properties officeooo:rsid="0021b87e" officeooo:paragraph-rsid="006451c9"/>
    </style:style>
    <style:style style:name="P41" style:family="paragraph" style:parent-style-name="Standard">
      <style:text-properties officeooo:paragraph-rsid="003c9174"/>
    </style:style>
    <style:style style:name="P42" style:family="paragraph" style:parent-style-name="Standard">
      <style:text-properties officeooo:rsid="003e516a" officeooo:paragraph-rsid="0040a555"/>
    </style:style>
    <style:style style:name="P43" style:family="paragraph" style:parent-style-name="Standard">
      <style:text-properties officeooo:rsid="00421e58" officeooo:paragraph-rsid="00421e58"/>
    </style:style>
    <style:style style:name="P44" style:family="paragraph" style:parent-style-name="Standard">
      <style:text-properties officeooo:rsid="00500a83" officeooo:paragraph-rsid="005dec75"/>
    </style:style>
    <style:style style:name="P45" style:family="paragraph" style:parent-style-name="Standard">
      <style:text-properties officeooo:rsid="00546b9f" officeooo:paragraph-rsid="00546b9f"/>
    </style:style>
    <style:style style:name="P46" style:family="paragraph" style:parent-style-name="Standard">
      <style:text-properties officeooo:paragraph-rsid="005a0d83"/>
    </style:style>
    <style:style style:name="P47" style:family="paragraph" style:parent-style-name="Standard">
      <style:paragraph-properties fo:text-align="center" style:justify-single-word="false"/>
      <style:text-properties officeooo:rsid="005a0d83" officeooo:paragraph-rsid="005a0d83"/>
    </style:style>
    <style:style style:name="P48" style:family="paragraph" style:parent-style-name="Standard">
      <style:text-properties officeooo:paragraph-rsid="005dec75"/>
    </style:style>
    <style:style style:name="P49" style:family="paragraph" style:parent-style-name="Standard">
      <style:text-properties fo:font-style="italic" officeooo:rsid="00500a83" officeooo:paragraph-rsid="006019bb" style:font-style-asian="italic" style:font-style-complex="italic"/>
    </style:style>
    <style:style style:name="P50" style:family="paragraph" style:parent-style-name="Standard">
      <style:text-properties officeooo:paragraph-rsid="006451c9"/>
    </style:style>
    <style:style style:name="P51" style:family="paragraph" style:parent-style-name="Default_5f_ntt">
      <style:text-properties fo:language="en" fo:country="US"/>
    </style:style>
    <style:style style:name="P52" style:family="paragraph" style:parent-style-name="Default_5f_ntt">
      <style:text-properties fo:language="en" fo:country="US" fo:font-style="normal" officeooo:paragraph-rsid="00066882" style:font-style-asian="normal" style:font-style-complex="normal"/>
    </style:style>
    <style:style style:name="P53" style:family="paragraph" style:parent-style-name="Default_5f_ntt">
      <style:text-properties fo:language="en" fo:country="US" fo:font-style="normal" officeooo:paragraph-rsid="0035713c" style:font-style-asian="normal" style:font-style-complex="normal"/>
    </style:style>
    <style:style style:name="P54" style:family="paragraph" style:parent-style-name="Default_5f_ntt">
      <style:text-properties fo:language="en" fo:country="US" fo:font-style="normal" officeooo:paragraph-rsid="005a0d83" style:font-style-asian="normal" style:font-style-complex="normal"/>
    </style:style>
    <style:style style:name="P55" style:family="paragraph" style:parent-style-name="Default_5f_ntt">
      <style:text-properties fo:language="en" fo:country="US" fo:font-style="normal" officeooo:paragraph-rsid="006451c9" style:font-style-asian="normal" style:font-style-complex="normal"/>
    </style:style>
    <style:style style:name="P56" style:family="paragraph" style:parent-style-name="Default_5f_ntt">
      <style:text-properties fo:language="en" fo:country="US" officeooo:paragraph-rsid="00066882"/>
    </style:style>
    <style:style style:name="P57" style:family="paragraph" style:parent-style-name="Default_5f_ntt">
      <style:text-properties fo:language="en" fo:country="US" officeooo:paragraph-rsid="0035713c"/>
    </style:style>
    <style:style style:name="P58" style:family="paragraph" style:parent-style-name="Default_5f_ntt">
      <style:text-properties fo:language="en" fo:country="US" officeooo:paragraph-rsid="005a0d83"/>
    </style:style>
    <style:style style:name="P59" style:family="paragraph" style:parent-style-name="Default_5f_ntt">
      <style:text-properties fo:language="en" fo:country="US" officeooo:paragraph-rsid="006451c9"/>
    </style:style>
    <style:style style:name="P60" style:family="paragraph" style:parent-style-name="Table_20_Contents">
      <style:paragraph-properties fo:text-align="center" style:justify-single-word="false"/>
    </style:style>
    <style:style style:name="P61" style:family="paragraph" style:parent-style-name="cmd_5f_root">
      <style:text-properties officeooo:rsid="00066882" officeooo:paragraph-rsid="00066882"/>
    </style:style>
    <style:style style:name="P62" style:family="paragraph" style:parent-style-name="cmd_5f_root">
      <style:text-properties officeooo:rsid="00066882" officeooo:paragraph-rsid="000669cf"/>
    </style:style>
    <style:style style:name="P63" style:family="paragraph" style:parent-style-name="cmd_5f_root">
      <style:text-properties officeooo:rsid="00066882" officeooo:paragraph-rsid="0046d7be"/>
    </style:style>
    <style:style style:name="P64" style:family="paragraph" style:parent-style-name="cmd_5f_root">
      <style:text-properties officeooo:rsid="00066882" officeooo:paragraph-rsid="005a0d83"/>
    </style:style>
    <style:style style:name="P65" style:family="paragraph" style:parent-style-name="cmd_5f_root">
      <style:text-properties officeooo:rsid="00066882" officeooo:paragraph-rsid="006451c9"/>
    </style:style>
    <style:style style:name="P66" style:family="paragraph" style:parent-style-name="cmd_5f_code_20_Start">
      <style:text-properties officeooo:rsid="0012b23f" officeooo:paragraph-rsid="0012b23f"/>
    </style:style>
    <style:style style:name="P67" style:family="paragraph" style:parent-style-name="cmd_5f_code_20_Start">
      <style:text-properties officeooo:rsid="0012b23f" officeooo:paragraph-rsid="005a0d83"/>
    </style:style>
    <style:style style:name="P68" style:family="paragraph" style:parent-style-name="cmd_5f_code_20_Start">
      <style:text-properties officeooo:rsid="0012b23f" officeooo:paragraph-rsid="006451c9"/>
    </style:style>
    <style:style style:name="P69" style:family="paragraph" style:parent-style-name="cmd_5f_code_20_Start">
      <style:text-properties officeooo:rsid="005a5dc8" officeooo:paragraph-rsid="005a5dc8"/>
    </style:style>
    <style:style style:name="P70" style:family="paragraph" style:parent-style-name="cmd_5f_code">
      <style:text-properties officeooo:paragraph-rsid="00066882"/>
    </style:style>
    <style:style style:name="P71" style:family="paragraph" style:parent-style-name="cmd_5f_code">
      <style:text-properties officeooo:rsid="0029d2bc" officeooo:paragraph-rsid="0029d2bc"/>
    </style:style>
    <style:style style:name="P72" style:family="paragraph" style:parent-style-name="cmd_5f_code">
      <style:text-properties officeooo:paragraph-rsid="0035713c"/>
    </style:style>
    <style:style style:name="P73" style:family="paragraph" style:parent-style-name="cmd_5f_code">
      <style:text-properties officeooo:paragraph-rsid="005a0d83"/>
    </style:style>
    <style:style style:name="P74" style:family="paragraph" style:parent-style-name="cmd_5f_code">
      <style:text-properties officeooo:rsid="006019bb" officeooo:paragraph-rsid="006019bb"/>
    </style:style>
    <style:style style:name="P75" style:family="paragraph" style:parent-style-name="cmd_5f_code">
      <style:text-properties officeooo:paragraph-rsid="006451c9"/>
    </style:style>
    <style:style style:name="P76" style:family="paragraph" style:parent-style-name="scpi2">
      <style:text-properties officeooo:paragraph-rsid="00098134"/>
    </style:style>
    <style:style style:name="P77" style:family="paragraph" style:parent-style-name="scpi2">
      <style:text-properties officeooo:paragraph-rsid="00697687"/>
    </style:style>
    <style:style style:name="P78" style:family="paragraph" style:parent-style-name="note">
      <style:text-properties officeooo:paragraph-rsid="00066882"/>
    </style:style>
    <style:style style:name="P79" style:family="paragraph" style:parent-style-name="note">
      <style:text-properties officeooo:paragraph-rsid="006451c9"/>
    </style:style>
    <style:style style:name="P80" style:family="paragraph" style:parent-style-name="scpi1">
      <style:text-properties officeooo:paragraph-rsid="00697687"/>
    </style:style>
    <style:style style:name="P81" style:family="paragraph" style:parent-style-name="List_20_1">
      <style:text-properties officeooo:rsid="004ce0e5" officeooo:paragraph-rsid="004ce0e5"/>
    </style:style>
    <style:style style:name="P82" style:family="paragraph" style:parent-style-name="List_20_1_20_End">
      <style:text-properties officeooo:paragraph-rsid="00066882"/>
    </style:style>
    <style:style style:name="P83" style:family="paragraph" style:parent-style-name="Heading_20_3">
      <style:text-properties officeooo:paragraph-rsid="0017cdd5"/>
    </style:style>
    <style:style style:name="P84" style:family="paragraph" style:parent-style-name="Heading_20_3">
      <style:text-properties officeooo:paragraph-rsid="003ce329"/>
    </style:style>
    <style:style style:name="P85" style:family="paragraph" style:parent-style-name="Heading_20_3">
      <style:text-properties officeooo:paragraph-rsid="005a0d83"/>
    </style:style>
    <style:style style:name="P86" style:family="paragraph" style:parent-style-name="Heading_20_3">
      <style:text-properties officeooo:paragraph-rsid="006451c9"/>
    </style:style>
    <style:style style:name="P87" style:family="paragraph" style:parent-style-name="Heading_20_3">
      <style:text-properties officeooo:paragraph-rsid="00066882"/>
    </style:style>
    <style:style style:name="P88" style:family="paragraph" style:parent-style-name="List_20_1_20_Start">
      <style:text-properties officeooo:rsid="004a33e5" officeooo:paragraph-rsid="004a33e5"/>
    </style:style>
    <style:style style:name="P89" style:family="paragraph" style:parent-style-name="List_20_1_20_Start">
      <style:text-properties officeooo:paragraph-rsid="00066882"/>
    </style:style>
    <style:style style:name="P90" style:family="paragraph" style:parent-style-name="Heading_20_2" style:master-page-name="First_20_Page">
      <style:paragraph-properties style:page-number="auto"/>
    </style:style>
    <style:style style:name="P91" style:family="paragraph" style:parent-style-name="Standard">
      <style:text-properties fo:language="en" fo:country="US"/>
    </style:style>
    <style:style style:name="P92" style:family="paragraph" style:parent-style-name="Standard">
      <style:text-properties officeooo:paragraph-rsid="00324bef"/>
    </style:style>
    <style:style style:name="T1" style:family="text">
      <style:text-properties officeooo:rsid="002d7ecd"/>
    </style:style>
    <style:style style:name="T2" style:family="text">
      <style:text-properties officeooo:rsid="0030aae0"/>
    </style:style>
    <style:style style:name="T3" style:family="text">
      <style:text-properties officeooo:rsid="002d7ecd"/>
    </style:style>
    <style:style style:name="T4" style:family="text">
      <style:text-properties officeooo:rsid="0030aae0"/>
    </style:style>
    <style:style style:name="T5" style:family="text">
      <style:text-properties officeooo:rsid="00199b95"/>
    </style:style>
    <style:style style:name="T6" style:family="text">
      <style:text-properties fo:background-color="transparent" loext:char-shading-value="0"/>
    </style:style>
    <style:style style:name="T7" style:family="text">
      <style:text-properties style:font-name="Courier New" fo:font-size="10.5pt"/>
    </style:style>
    <style:style style:name="T8" style:family="text">
      <style:text-properties fo:font-size="10.5pt"/>
    </style:style>
    <style:style style:name="T9" style:family="text">
      <style:text-properties fo:font-size="10.5pt" fo:font-weight="normal"/>
    </style:style>
    <style:style style:name="T10" style:family="text">
      <style:text-properties fo:font-size="10.5pt" fo:language="en" fo:country="US" officeooo:rsid="001b35a9" fo:background-color="transparent" loext:char-shading-value="0"/>
    </style:style>
    <style:style style:name="T11" style:family="text">
      <style:text-properties fo:language="en" fo:country="US"/>
    </style:style>
    <style:style style:name="T12" style:family="text">
      <style:text-properties fo:language="en" fo:country="US" fo:background-color="transparent" loext:char-shading-value="0"/>
    </style:style>
    <style:style style:name="T13" style:family="text">
      <style:text-properties fo:language="en" fo:country="US" officeooo:rsid="001b35a9" fo:background-color="transparent" loext:char-shading-value="0"/>
    </style:style>
    <style:style style:name="T14" style:family="text">
      <style:text-properties fo:language="en" fo:country="US" officeooo:rsid="001fcc73" fo:background-color="transparent" loext:char-shading-value="0"/>
    </style:style>
    <style:style style:name="T15" style:family="text">
      <style:text-properties fo:language="en" fo:country="US" officeooo:rsid="00222f41" fo:background-color="transparent" loext:char-shading-value="0"/>
    </style:style>
    <style:style style:name="T16" style:family="text">
      <style:text-properties fo:language="en" fo:country="US" officeooo:rsid="003afb7b" fo:background-color="transparent" loext:char-shading-value="0"/>
    </style:style>
    <style:style style:name="T17" style:family="text">
      <style:text-properties fo:language="en" fo:country="US" officeooo:rsid="00404e1f" fo:background-color="transparent" loext:char-shading-value="0"/>
    </style:style>
    <style:style style:name="T18" style:family="text">
      <style:text-properties fo:language="en" fo:country="US" officeooo:rsid="0040a555" fo:background-color="transparent" loext:char-shading-value="0"/>
    </style:style>
    <style:style style:name="T19" style:family="text">
      <style:text-properties fo:language="en" fo:country="US" officeooo:rsid="00436710" fo:background-color="transparent" loext:char-shading-value="0"/>
    </style:style>
    <style:style style:name="T20" style:family="text">
      <style:text-properties fo:language="en" fo:country="US" officeooo:rsid="0044507a" fo:background-color="transparent" loext:char-shading-value="0"/>
    </style:style>
    <style:style style:name="T21" style:family="text">
      <style:text-properties fo:language="en" fo:country="US" officeooo:rsid="00453293" fo:background-color="transparent" loext:char-shading-value="0"/>
    </style:style>
    <style:style style:name="T22" style:family="text">
      <style:text-properties fo:language="en" fo:country="US" officeooo:rsid="00488bbc" fo:background-color="transparent" loext:char-shading-value="0"/>
    </style:style>
    <style:style style:name="T23" style:family="text">
      <style:text-properties fo:language="en" fo:country="US" officeooo:rsid="00500a83" fo:background-color="transparent" loext:char-shading-value="0"/>
    </style:style>
    <style:style style:name="T24" style:family="text">
      <style:text-properties fo:language="en" fo:country="US" officeooo:rsid="00534b5c" fo:background-color="transparent" loext:char-shading-value="0"/>
    </style:style>
    <style:style style:name="T25" style:family="text">
      <style:text-properties fo:language="en" fo:country="US" officeooo:rsid="0055f6d4" fo:background-color="transparent" loext:char-shading-value="0"/>
    </style:style>
    <style:style style:name="T26" style:family="text">
      <style:text-properties fo:language="en" fo:country="US" officeooo:rsid="0057ef84" fo:background-color="transparent" loext:char-shading-value="0"/>
    </style:style>
    <style:style style:name="T27" style:family="text">
      <style:text-properties fo:language="en" fo:country="US" officeooo:rsid="0059aac2" fo:background-color="transparent" loext:char-shading-value="0"/>
    </style:style>
    <style:style style:name="T28" style:family="text">
      <style:text-properties fo:language="en" fo:country="US" officeooo:rsid="005dec75" fo:background-color="transparent" loext:char-shading-value="0"/>
    </style:style>
    <style:style style:name="T29" style:family="text">
      <style:text-properties fo:language="en" fo:country="US" officeooo:rsid="00066882" fo:background-color="transparent" loext:char-shading-value="0"/>
    </style:style>
    <style:style style:name="T30" style:family="text">
      <style:text-properties fo:language="en" fo:country="US" officeooo:rsid="0046d7be" fo:background-color="transparent" loext:char-shading-value="0"/>
    </style:style>
    <style:style style:name="T31" style:family="text">
      <style:text-properties fo:language="en" fo:country="US" officeooo:rsid="005e2ac7" fo:background-color="transparent" loext:char-shading-value="0"/>
    </style:style>
    <style:style style:name="T32" style:family="text">
      <style:text-properties fo:language="en" fo:country="US" officeooo:rsid="006019bb" fo:background-color="transparent" loext:char-shading-value="0"/>
    </style:style>
    <style:style style:name="T33" style:family="text">
      <style:text-properties fo:language="en" fo:country="US" officeooo:rsid="005c51b7" fo:background-color="transparent" loext:char-shading-value="0"/>
    </style:style>
    <style:style style:name="T34" style:family="text">
      <style:text-properties fo:language="en" fo:country="US" officeooo:rsid="0060d2e3" fo:background-color="transparent" loext:char-shading-value="0"/>
    </style:style>
    <style:style style:name="T35" style:family="text">
      <style:text-properties fo:language="en" fo:country="US" officeooo:rsid="0062df5f" fo:background-color="transparent" loext:char-shading-value="0"/>
    </style:style>
    <style:style style:name="T36" style:family="text">
      <style:text-properties fo:language="en" fo:country="US" fo:font-style="italic" fo:background-color="transparent" loext:char-shading-value="0" style:font-style-asian="italic" style:font-style-complex="italic"/>
    </style:style>
    <style:style style:name="T37" style:family="text">
      <style:text-properties fo:font-style="normal" style:font-style-asian="normal" style:font-style-complex="normal"/>
    </style:style>
    <style:style style:name="T38" style:family="text">
      <style:text-properties fo:font-style="italic" style:font-style-asian="italic" style:font-style-complex="italic"/>
    </style:style>
    <style:style style:name="T39" style:family="text">
      <style:text-properties fo:font-style="italic" officeooo:rsid="0030aae0" style:font-style-asian="italic" style:font-style-complex="italic"/>
    </style:style>
    <style:style style:name="T40" style:family="text">
      <style:text-properties fo:font-style="italic" officeooo:rsid="00324bef" style:font-style-asian="italic" style:font-style-complex="italic"/>
    </style:style>
    <style:style style:name="T41" style:family="text">
      <style:text-properties fo:font-style="italic" officeooo:rsid="004bed63" style:font-style-asian="italic" style:font-style-complex="italic"/>
    </style:style>
    <style:style style:name="T42" style:family="text">
      <style:text-properties fo:font-style="italic" officeooo:rsid="004db4ec" style:font-style-asian="italic" style:font-style-complex="italic"/>
    </style:style>
    <style:style style:name="T43"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44"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45"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46" style:family="text">
      <style:text-properties officeooo:rsid="00066882"/>
    </style:style>
    <style:style style:name="T47" style:family="text">
      <style:text-properties officeooo:rsid="000669cf"/>
    </style:style>
    <style:style style:name="T48" style:family="text">
      <style:text-properties officeooo:rsid="00098134"/>
    </style:style>
    <style:style style:name="T49" style:family="text">
      <style:text-properties officeooo:rsid="000c9d5d"/>
    </style:style>
    <style:style style:name="T50" style:family="text">
      <style:text-properties officeooo:rsid="000e66b7"/>
    </style:style>
    <style:style style:name="T51" style:family="text">
      <style:text-properties officeooo:rsid="00105844"/>
    </style:style>
    <style:style style:name="T52" style:family="text">
      <style:text-properties officeooo:rsid="0012072f"/>
    </style:style>
    <style:style style:name="T53" style:family="text">
      <style:text-properties officeooo:rsid="0012b23f"/>
    </style:style>
    <style:style style:name="T54" style:family="text">
      <style:text-properties officeooo:rsid="0015e798"/>
    </style:style>
    <style:style style:name="T55" style:family="text">
      <style:text-properties officeooo:rsid="0017cdd5"/>
    </style:style>
    <style:style style:name="T56" style:family="text">
      <style:text-properties officeooo:rsid="001ab2d2"/>
    </style:style>
    <style:style style:name="T57" style:family="text">
      <style:text-properties officeooo:rsid="001c0772"/>
    </style:style>
    <style:style style:name="T58" style:family="text">
      <style:text-properties officeooo:rsid="001fcc73"/>
    </style:style>
    <style:style style:name="T59" style:family="text">
      <style:text-properties officeooo:rsid="0024304a"/>
    </style:style>
    <style:style style:name="T60" style:family="text">
      <style:text-properties officeooo:rsid="0024d35c"/>
    </style:style>
    <style:style style:name="T61" style:family="text">
      <style:text-properties officeooo:rsid="002650f0"/>
    </style:style>
    <style:style style:name="T62" style:family="text">
      <style:text-properties officeooo:rsid="002f361b"/>
    </style:style>
    <style:style style:name="T63" style:family="text">
      <style:text-properties officeooo:rsid="00324bef"/>
    </style:style>
    <style:style style:name="T64" style:family="text">
      <style:text-properties officeooo:rsid="0034b7ca"/>
    </style:style>
    <style:style style:name="T65" style:family="text">
      <style:text-properties officeooo:rsid="003c9174"/>
    </style:style>
    <style:style style:name="T66" style:family="text">
      <style:text-properties officeooo:rsid="003ce329"/>
    </style:style>
    <style:style style:name="T67" style:family="text">
      <style:text-properties officeooo:rsid="0040a555"/>
    </style:style>
    <style:style style:name="T68" style:family="text">
      <style:text-properties officeooo:rsid="0046d7be"/>
    </style:style>
    <style:style style:name="T69" style:family="text">
      <style:text-properties officeooo:rsid="004bed63"/>
    </style:style>
    <style:style style:name="T70" style:family="text">
      <style:text-properties officeooo:rsid="004ce0e5"/>
    </style:style>
    <style:style style:name="T71" style:family="text">
      <style:text-properties officeooo:rsid="004db4ec"/>
    </style:style>
    <style:style style:name="T72" style:family="text">
      <style:text-properties officeooo:rsid="005a0d83"/>
    </style:style>
    <style:style style:name="T73" style:family="text">
      <style:text-properties officeooo:rsid="005dec75"/>
    </style:style>
    <style:style style:name="T74" style:family="text">
      <style:text-properties officeooo:rsid="00697687"/>
    </style:style>
    <style:style style:name="T75" style:family="text">
      <style:text-properties officeooo:rsid="006db8fa"/>
    </style:style>
  </office:automatic-styles>
  <office:body>
    <office:text text:use-soft-page-breaks="true">
      <office:forms form:automatic-focus="false" form:apply-design-mode="false"/>
      <text:tracked-changes>
        <text:changed-region xml:id="ct67189872" text:id="ct67189872">
          <text:insertion>
            <office:change-info>
              <dc:creator>Denis Kotlar</dc:creator>
              <dc:date>2016-05-20T12:21:00</dc:date>
            </office:change-info>
          </text:insertion>
        </text:changed-region>
        <text:changed-region xml:id="ct66490384" text:id="ct66490384">
          <text:insertion>
            <office:change-info>
              <dc:creator>Denis Kotlar</dc:creator>
              <dc:date>2016-05-20T12:21:00</dc:date>
            </office:change-info>
          </text:insertion>
        </text:changed-region>
        <text:changed-region xml:id="ct66490640" text:id="ct66490640">
          <text:deletion>
            <office:change-info>
              <dc:creator>Denis Kotlar</dc:creator>
              <dc:date>2016-05-20T12:21:00</dc:date>
            </office:change-info>
            <text:p text:style-name="P1"><text:span text:style-name="T1">,</text:span></text:p>
          </text:deletion>
        </text:changed-region>
        <text:changed-region xml:id="ct66487072" text:id="ct66487072">
          <text:insertion>
            <office:change-info>
              <dc:creator>Denis Kotlar</dc:creator>
              <dc:date>2016-05-20T12:21:00</dc:date>
            </office:change-info>
          </text:insertion>
        </text:changed-region>
        <text:changed-region xml:id="ct66488256" text:id="ct66488256">
          <text:insertion>
            <office:change-info>
              <dc:creator>Denis Kotlar</dc:creator>
              <dc:date>2016-05-20T12:21:00</dc:date>
            </office:change-info>
          </text:insertion>
        </text:changed-region>
        <text:changed-region xml:id="ct69064960" text:id="ct69064960">
          <text:insertion>
            <office:change-info>
              <dc:creator>Denis Kotlar</dc:creator>
              <dc:date>2016-05-20T12:22:00</dc:date>
            </office:change-info>
          </text:insertion>
        </text:changed-region>
        <text:changed-region xml:id="ct69065184" text:id="ct69065184">
          <text:deletion>
            <office:change-info>
              <dc:creator>Denis Kotlar</dc:creator>
              <dc:date>2016-05-20T12:22:00</dc:date>
            </office:change-info>
            <text:p text:style-name="P1"><text:span text:style-name="T1">OVP, OCP and OPP values</text:span></text:p>
          </text:deletion>
        </text:changed-region>
        <text:changed-region xml:id="ct69065408" text:id="ct69065408">
          <text:deletion>
            <office:change-info>
              <dc:creator>Denis Kotlar</dc:creator>
              <dc:date>2016-05-20T12:23:00</dc:date>
            </office:change-info>
            <text:p text:style-name="P1">f</text:p>
          </text:deletion>
        </text:changed-region>
        <text:changed-region xml:id="ct69066512" text:id="ct69066512">
          <text:insertion>
            <office:change-info>
              <dc:creator>Denis Kotlar</dc:creator>
              <dc:date>2016-05-20T12:23:00</dc:date>
            </office:change-info>
          </text:insertion>
        </text:changed-region>
        <text:changed-region xml:id="ct68235232" text:id="ct68235232">
          <text:insertion>
            <office:change-info>
              <dc:creator>Denis Kotlar</dc:creator>
              <dc:date>2016-05-20T13:02:00</dc:date>
            </office:change-info>
          </text:insertion>
        </text:changed-region>
        <text:changed-region xml:id="ct68235456" text:id="ct68235456">
          <text:insertion>
            <office:change-info>
              <dc:creator>Denis Kotlar</dc:creator>
              <dc:date>2016-05-20T13:03:00</dc:date>
            </office:change-info>
          </text:insertion>
        </text:changed-region>
        <text:changed-region xml:id="ct68238816" text:id="ct68238816">
          <text:insertion>
            <office:change-info>
              <dc:creator>Denis Kotlar</dc:creator>
              <dc:date>2016-05-20T15:34:00</dc:date>
            </office:change-info>
          </text:insertion>
        </text:changed-region>
        <text:changed-region xml:id="ct68239040" text:id="ct68239040">
          <text:insertion>
            <office:change-info>
              <dc:creator>Denis Kotlar</dc:creator>
              <dc:date>2016-05-20T15:35:00</dc:date>
            </office:change-info>
          </text:insertion>
        </text:changed-region>
        <text:changed-region xml:id="ct68239264" text:id="ct68239264">
          <text:insertion>
            <office:change-info>
              <dc:creator>Denis Kotlar</dc:creator>
              <dc:date>2016-05-20T15:36:00</dc:date>
            </office:change-info>
          </text:insertion>
        </text:changed-region>
        <text:changed-region xml:id="ct64948096" text:id="ct64948096">
          <text:insertion>
            <office:change-info>
              <dc:creator>Denis Kotlar</dc:creator>
              <dc:date>2016-05-20T12:27:00</dc:date>
            </office:change-info>
          </text:insertion>
        </text:changed-region>
        <text:changed-region xml:id="ct68036352" text:id="ct68036352">
          <text:deletion>
            <office:change-info>
              <dc:creator>Denis Kotlar</dc:creator>
              <dc:date>2016-05-20T12:27:00</dc:date>
            </office:change-info>
            <text:p text:style-name="Standard"><text:span text:style-name="T2"><text:s/>Notice that a</text:span></text:p>
          </text:deletion>
        </text:changed-region>
        <text:changed-region xml:id="ct69047376" text:id="ct69047376">
          <text:insertion>
            <office:change-info>
              <dc:creator>Denis Kotlar</dc:creator>
              <dc:date>2016-05-20T12:26:00</dc:date>
            </office:change-info>
          </text:insertion>
        </text:changed-region>
        <text:changed-region xml:id="ct66640512" text:id="ct66640512">
          <text:insertion>
            <office:change-info>
              <dc:creator>Denis Kotlar</dc:creator>
              <dc:date>2016-05-20T12:29:00</dc:date>
            </office:change-info>
          </text:insertion>
        </text:changed-region>
        <text:changed-region xml:id="ct63745968" text:id="ct63745968">
          <text:insertion>
            <office:change-info>
              <dc:creator>Denis Kotlar</dc:creator>
              <dc:date>2016-05-20T12:31:00</dc:date>
            </office:change-info>
          </text:insertion>
        </text:changed-region>
        <text:changed-region xml:id="ct63746192" text:id="ct63746192">
          <text:deletion>
            <office:change-info>
              <dc:creator>Denis Kotlar</dc:creator>
              <dc:date>2016-05-20T12:27:00</dc:date>
            </office:change-info>
            <text:p text:style-name="Standard"><text:span text:style-name="T2">.</text:span></text:p>
          </text:deletion>
        </text:changed-region>
        <text:changed-region xml:id="ct70600032" text:id="ct70600032">
          <text:insertion>
            <office:change-info>
              <dc:creator>Denis Kotlar</dc:creator>
              <dc:date>2016-06-01T23:24:00</dc:date>
            </office:change-info>
          </text:insertion>
        </text:changed-region>
        <text:changed-region xml:id="ct69040864" text:id="ct69040864">
          <text:insertion>
            <office:change-info>
              <dc:creator>Denis Kotlar</dc:creator>
              <dc:date>2016-05-20T12:10:00</dc:date>
            </office:change-info>
          </text:insertion>
        </text:changed-region>
        <text:changed-region xml:id="ct67667360" text:id="ct67667360">
          <text:insertion>
            <office:change-info>
              <dc:creator>Denis Kotlar</dc:creator>
              <dc:date>2016-05-20T12:59:00</dc:date>
            </office:change-info>
          </text:insertion>
        </text:changed-region>
        <text:changed-region xml:id="ct66636944" text:id="ct66636944">
          <text:insertion>
            <office:change-info>
              <dc:creator>Denis Kotlar</dc:creator>
              <dc:date>2016-05-20T12:59:00</dc:date>
            </office:change-info>
          </text:insertion>
        </text:changed-region>
        <text:changed-region xml:id="ct67672944" text:id="ct67672944">
          <text:insertion>
            <office:change-info>
              <dc:creator>Denis Kotlar</dc:creator>
              <dc:date>2016-05-20T12:59:00</dc:date>
            </office:change-info>
          </text:insertion>
        </text:changed-region>
        <text:changed-region xml:id="ct66607616" text:id="ct66607616">
          <text:insertion>
            <office:change-info>
              <dc:creator>Denis Kotlar</dc:creator>
              <dc:date>2016-05-20T12:59:00</dc:date>
            </office:change-info>
          </text:insertion>
        </text:changed-region>
        <text:changed-region xml:id="ct66611392" text:id="ct66611392">
          <text:insertion>
            <office:change-info>
              <dc:creator>Denis Kotlar</dc:creator>
              <dc:date>2016-05-20T12:59:00</dc:date>
            </office:change-info>
          </text:insertion>
        </text:changed-region>
        <text:changed-region xml:id="ct67847632" text:id="ct67847632">
          <text:insertion>
            <office:change-info>
              <dc:creator>Denis Kotlar</dc:creator>
              <dc:date>2016-05-20T13:12:00</dc:date>
            </office:change-info>
          </text:insertion>
        </text:changed-region>
        <text:changed-region xml:id="ct65383632" text:id="ct65383632">
          <text:insertion>
            <office:change-info>
              <dc:creator>Denis Kotlar</dc:creator>
              <dc:date>2016-05-20T13:32:00</dc:date>
            </office:change-info>
          </text:insertion>
        </text:changed-region>
        <text:changed-region xml:id="ct65382016" text:id="ct65382016">
          <text:insertion>
            <office:change-info>
              <dc:creator>Denis Kotlar</dc:creator>
              <dc:date>2016-05-20T13:33:00</dc:date>
            </office:change-info>
          </text:insertion>
        </text:changed-region>
        <text:changed-region xml:id="ct65384592" text:id="ct65384592">
          <text:insertion>
            <office:change-info>
              <dc:creator>Denis Kotlar</dc:creator>
              <dc:date>2016-05-20T13:34:00</dc:date>
            </office:change-info>
          </text:insertion>
        </text:changed-region>
        <text:changed-region xml:id="ct65896128" text:id="ct65896128">
          <text:insertion>
            <office:change-info>
              <dc:creator>Denis Kotlar</dc:creator>
              <dc:date>2016-05-20T13:43:00</dc:date>
            </office:change-info>
          </text:insertion>
        </text:changed-region>
        <text:changed-region xml:id="ct67846480" text:id="ct67846480">
          <text:insertion>
            <office:change-info>
              <dc:creator>Denis Kotlar</dc:creator>
              <dc:date>2016-05-20T14:47:00</dc:date>
            </office:change-info>
          </text:insertion>
        </text:changed-region>
        <text:changed-region xml:id="ct67847232" text:id="ct67847232">
          <text:insertion>
            <office:change-info>
              <dc:creator>Denis Kotlar</dc:creator>
              <dc:date>2016-05-20T14:20:00</dc:date>
            </office:change-info>
          </text:insertion>
        </text:changed-region>
        <text:changed-region xml:id="ct65387008" text:id="ct65387008">
          <text:insertion>
            <office:change-info>
              <dc:creator>Denis Kotlar</dc:creator>
              <dc:date>2016-05-20T15:46:00</dc:date>
            </office:change-info>
          </text:insertion>
        </text:changed-region>
        <text:changed-region xml:id="ct65111456" text:id="ct65111456">
          <text:insertion>
            <office:change-info>
              <dc:creator>Denis Kotlar</dc:creator>
              <dc:date>2016-05-20T15:47:00</dc:date>
            </office:change-info>
          </text:insertion>
        </text:changed-region>
        <text:changed-region xml:id="ct65115856" text:id="ct65115856">
          <text:insertion>
            <office:change-info>
              <dc:creator>Denis Kotlar</dc:creator>
              <dc:date>2016-05-20T15:48:00</dc:date>
            </office:change-info>
          </text:insertion>
        </text:changed-region>
        <text:changed-region xml:id="ct66006768" text:id="ct66006768">
          <text:insertion>
            <office:change-info>
              <dc:creator>Denis Kotlar</dc:creator>
              <dc:date>2016-05-20T15:49:00</dc:date>
            </office:change-info>
          </text:insertion>
        </text:changed-region>
        <text:changed-region xml:id="ct66008000" text:id="ct66008000">
          <text:insertion>
            <office:change-info>
              <dc:creator>Denis Kotlar</dc:creator>
              <dc:date>2016-05-20T15:51:00</dc:date>
            </office:change-info>
          </text:insertion>
        </text:changed-region>
        <text:changed-region xml:id="ct66009104" text:id="ct66009104">
          <text:insertion>
            <office:change-info>
              <dc:creator>Denis Kotlar</dc:creator>
              <dc:date>2016-05-20T15:52:00</dc:date>
            </office:change-info>
          </text:insertion>
        </text:changed-region>
        <text:changed-region xml:id="ct66012432" text:id="ct66012432">
          <text:insertion>
            <office:change-info>
              <dc:creator>Denis Kotlar</dc:creator>
              <dc:date>2016-05-20T15:50:00</dc:date>
            </office:change-info>
          </text:insertion>
        </text:changed-region>
        <text:changed-region xml:id="ct68832864" text:id="ct68832864">
          <text:insertion>
            <office:change-info>
              <dc:creator>Denis Kotlar</dc:creator>
              <dc:date>2016-05-20T12:59:00</dc:date>
            </office:change-info>
          </text:insertion>
        </text:changed-region>
        <text:changed-region xml:id="ct66006992" text:id="ct66006992">
          <text:insertion>
            <office:change-info>
              <dc:creator>Denis Kotlar</dc:creator>
              <dc:date>2016-05-20T12:59:00</dc:date>
            </office:change-info>
          </text:insertion>
        </text:changed-region>
        <text:changed-region xml:id="ct68837344" text:id="ct68837344">
          <text:insertion>
            <office:change-info>
              <dc:creator>Denis Kotlar</dc:creator>
              <dc:date>2016-05-20T12:59:00</dc:date>
            </office:change-info>
          </text:insertion>
        </text:changed-region>
        <text:changed-region xml:id="ct68839088" text:id="ct68839088">
          <text:insertion>
            <office:change-info>
              <dc:creator>Denis Kotlar</dc:creator>
              <dc:date>2016-05-20T12:59:00</dc:date>
            </office:change-info>
          </text:insertion>
        </text:changed-region>
        <text:changed-region xml:id="ct68840224" text:id="ct68840224">
          <text:insertion>
            <office:change-info>
              <dc:creator>Denis Kotlar</dc:creator>
              <dc:date>2016-05-20T12:59:00</dc:date>
            </office:change-info>
          </text:insertion>
        </text:changed-region>
        <text:changed-region xml:id="ct66009472" text:id="ct66009472">
          <text:insertion>
            <office:change-info>
              <dc:creator>Denis Kotlar</dc:creator>
              <dc:date>2016-05-20T13:01:00</dc:date>
            </office:change-info>
          </text:insertion>
        </text:changed-region>
        <text:changed-region xml:id="ct66008368" text:id="ct66008368">
          <text:insertion>
            <office:change-info>
              <dc:creator>Denis Kotlar</dc:creator>
              <dc:date>2016-05-20T13:01:00</dc:date>
            </office:change-info>
          </text:insertion>
        </text:changed-region>
        <text:changed-region xml:id="ct65116224" text:id="ct65116224">
          <text:insertion>
            <office:change-info>
              <dc:creator>Denis Kotlar</dc:creator>
              <dc:date>2016-05-20T13:01:00</dc:date>
            </office:change-info>
          </text:insertion>
        </text:changed-region>
        <text:changed-region xml:id="ct65387232" text:id="ct65387232">
          <text:insertion>
            <office:change-info>
              <dc:creator>Denis Kotlar</dc:creator>
              <dc:date>2016-05-20T15:37:00</dc:date>
            </office:change-info>
          </text:insertion>
        </text:changed-region>
        <text:changed-region xml:id="ct65114384" text:id="ct65114384">
          <text:insertion>
            <office:change-info>
              <dc:creator>Denis Kotlar</dc:creator>
              <dc:date>2016-05-20T12:59:00</dc:date>
            </office:change-info>
          </text:insertion>
        </text:changed-region>
        <text:changed-region xml:id="ct68832064" text:id="ct68832064">
          <text:insertion>
            <office:change-info>
              <dc:creator>Denis Kotlar</dc:creator>
              <dc:date>2016-05-20T12:59:00</dc:date>
            </office:change-info>
          </text:insertion>
        </text:changed-region>
        <text:changed-region xml:id="ct66007216" text:id="ct66007216">
          <text:insertion>
            <office:change-info>
              <dc:creator>Denis Kotlar</dc:creator>
              <dc:date>2016-05-20T12:59:00</dc:date>
            </office:change-info>
          </text:insertion>
        </text:changed-region>
        <text:changed-region xml:id="ct65897792" text:id="ct65897792">
          <text:insertion>
            <office:change-info>
              <dc:creator>Denis Kotlar</dc:creator>
              <dc:date>2016-05-20T12:59:00</dc:date>
            </office:change-info>
          </text:insertion>
        </text:changed-region>
        <text:changed-region xml:id="ct69298288" text:id="ct69298288">
          <text:insertion>
            <office:change-info>
              <dc:creator>Denis Kotlar</dc:creator>
              <dc:date>2016-05-20T15:37:00</dc:date>
            </office:change-info>
          </text:insertion>
        </text:changed-region>
        <text:changed-region xml:id="ct67840736" text:id="ct67840736">
          <text:insertion>
            <office:change-info>
              <dc:creator>Denis Kotlar</dc:creator>
              <dc:date>2016-05-20T12:59:00</dc:date>
            </office:change-info>
          </text:insertion>
        </text:changed-region>
        <text:changed-region xml:id="ct66008672" text:id="ct66008672">
          <text:insertion>
            <office:change-info>
              <dc:creator>Denis Kotlar</dc:creator>
              <dc:date>2016-05-20T15:51:00</dc:date>
            </office:change-info>
          </text:insertion>
        </text:changed-region>
        <text:changed-region xml:id="ct66007568" text:id="ct66007568">
          <text:insertion>
            <office:change-info>
              <dc:creator>Denis Kotlar</dc:creator>
              <dc:date>2016-05-20T12:59:00</dc:date>
            </office:change-info>
          </text:insertion>
        </text:changed-region>
        <text:changed-region xml:id="ct66006336" text:id="ct66006336">
          <text:insertion>
            <office:change-info>
              <dc:creator>Denis Kotlar</dc:creator>
              <dc:date>2016-05-20T12:59:00</dc:date>
            </office:change-info>
          </text:insertion>
        </text:changed-region>
        <text:changed-region xml:id="ct69047600" text:id="ct69047600">
          <text:insertion>
            <office:change-info>
              <dc:creator>Denis Kotlar</dc:creator>
              <dc:date>2016-05-20T15:39:00</dc:date>
            </office:change-info>
          </text:insertion>
        </text:changed-region>
        <text:changed-region xml:id="ct65115424" text:id="ct65115424">
          <text:insertion>
            <office:change-info>
              <dc:creator>Denis Kotlar</dc:creator>
              <dc:date>2016-05-20T13:08:00</dc:date>
            </office:change-info>
          </text:insertion>
        </text:changed-region>
        <text:changed-region xml:id="ct64893680" text:id="ct64893680">
          <text:insertion>
            <office:change-info>
              <dc:creator>Denis Kotlar</dc:creator>
              <dc:date>2016-05-20T15:36:00</dc:date>
            </office:change-info>
          </text:insertion>
        </text:changed-region>
        <text:changed-region xml:id="ct67566944" text:id="ct67566944">
          <text:deletion>
            <office:change-info>
              <dc:creator>Denis Kotlar</dc:creator>
              <dc:date>2016-05-20T12:30:00</dc:date>
            </office:change-info>
            <text:p text:style-name="P2">Notice that a</text:p>
          </text:deletion>
        </text:changed-region>
        <text:changed-region xml:id="ct64138416" text:id="ct64138416">
          <text:insertion>
            <office:change-info>
              <dc:creator>Denis Kotlar</dc:creator>
              <dc:date>2016-05-20T12:30:00</dc:date>
            </office:change-info>
          </text:insertion>
        </text:changed-region>
        <text:changed-region xml:id="ct64140064" text:id="ct64140064">
          <text:insertion>
            <office:change-info>
              <dc:creator>Denis Kotlar</dc:creator>
              <dc:date>2016-05-20T12:30:00</dc:date>
            </office:change-info>
          </text:insertion>
        </text:changed-region>
        <text:changed-region xml:id="ct64140896" text:id="ct64140896">
          <text:deletion>
            <office:change-info>
              <dc:creator>Denis Kotlar</dc:creator>
              <dc:date>2016-05-20T12:30:00</dc:date>
            </office:change-info>
            <text:p text:style-name="P2">.</text:p>
          </text:deletion>
        </text:changed-region>
        <text:changed-region xml:id="ct67711744" text:id="ct67711744">
          <text:insertion>
            <office:change-info>
              <dc:creator>Denis Kotlar</dc:creator>
              <dc:date>2016-05-20T12:30:00</dc:date>
            </office:change-info>
          </text:insertion>
        </text:changed-region>
        <text:changed-region xml:id="ct67712896" text:id="ct67712896">
          <text:insertion>
            <office:change-info>
              <dc:creator>Denis Kotlar</dc:creator>
              <dc:date>2016-05-20T12:31:00</dc:date>
            </office:change-info>
          </text:insertion>
        </text:changed-region>
        <text:changed-region xml:id="ct70859616" text:id="ct70859616">
          <text:insertion>
            <office:change-info>
              <dc:creator>Denis Kotlar</dc:creator>
              <dc:date>2016-06-01T23:24:00</dc:date>
            </office:change-info>
          </text:insertion>
        </text:changed-region>
        <text:changed-region xml:id="ct67722080" text:id="ct67722080">
          <text:insertion>
            <office:change-info>
              <dc:creator>Denis Kotlar</dc:creator>
              <dc:date>2016-05-20T12: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532414312207137029" text:style-name="Outline">
        <text:list-item>
          <text:list>
            <text:list-item>
              <text:h text:style-name="P90" text:outline-level="2">SOURce</text:h>
            </text:list-item>
          </text:list>
        </text:list-item>
      </text:list>
      <text:p text:style-name="P1">The SOURce commands are used to set the <text:change-start text:change-id="ct67189872"/><text:span text:style-name="T1">output </text:span><text:change-end text:change-id="ct67189872"/>voltage<text:change-start text:change-id="ct66490384"/> <text:span text:style-name="T1">and</text:span><text:change-end text:change-id="ct66490384"/><text:change text:change-id="ct66490640"/> current<text:change-start text:change-id="ct66487072"/> <text:span text:style-name="T1">values</text:span><text:change-end text:change-id="ct66487072"/>, <text:change-start text:change-id="ct66488256"/><text:span text:style-name="T1">remote voltage sensing, and </text:span><text:change-end text:change-id="ct66488256"/><text:change-start text:change-id="ct69064960"/><text:span text:style-name="T1">implemented protection mechanisms</text:span><text:change-end text:change-id="ct69064960"/><text:change text:change-id="ct69065184"/> o<text:change text:change-id="ct69065408"/><text:change-start text:change-id="ct69066512"/><text:span text:style-name="T62">n</text:span><text:change-end text:change-id="ct69066512"/>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80"><text:a xlink:type="simple" xlink:href="#sour_lrip" text:style-name="Internet_20_link" text:visited-style-name="Visited_20_Internet_20_Link">:</text:a><text:a xlink:type="simple" xlink:href="#sour_lrip" text:style-name="Internet_20_link" text:visited-style-name="Visited_20_Internet_20_Link"><text:span text:style-name="T64">LRIPple</text:span></text:a><text:a xlink:type="simple" xlink:href="#sour_lrip" text:style-name="Internet_20_link" text:visited-style-name="Visited_20_Internet_20_Link"><text:span text:style-name="T64"> {&lt;bool&gt;}</text:span></text:a></text:p>
          </table:table-cell>
          <table:table-cell table:style-name="Table101.A2" office:value-type="string">
            <text:p text:style-name="P25"><text:change-start text:change-id="ct68235232"/>Sets low <text:change-end text:change-id="ct68235232"/><text:change-start text:change-id="ct68235456"/>output ripple <text:span text:style-name="T67">(noise)</text:span> mode of operation<text:change-end text:change-id="ct68235456"/></text:p>
          </table:table-cell>
        </table:table-row>
        <table:table-row>
          <table:table-cell table:style-name="Table101.A2" office:value-type="string">
            <text:p text:style-name="P77"><text:a xlink:type="simple" xlink:href="#sour_lrip_auto" text:style-name="Internet_20_link" text:visited-style-name="Visited_20_Internet_20_Link"><text:span text:style-name="T74">:AUTO {&lt;bool&gt;}</text:span></text:a></text:p>
          </table:table-cell>
          <table:table-cell table:style-name="Table101.A2" office:value-type="string">
            <text:p text:style-name="P26"><text:change-start text:change-id="ct68238816"/>Sets automatic<text:change-end text:change-id="ct68238816"/><text:change-start text:change-id="ct68239040"/> <text:change-end text:change-id="ct68239040"/><text:change-start text:change-id="ct68239264"/>changing to the low output ripple (noise) mode of operation<text:change-end text:change-id="ct68239264"/></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P76"><text:a xlink:type="simple" xlink:href="#sour_volt_prog" text:style-name="Internet_20_link" text:visited-style-name="Visited_20_Internet_20_Link">:</text:a><text:a xlink:type="simple" xlink:href="#sour_volt_prog" text:style-name="Internet_20_link" text:visited-style-name="Visited_20_Internet_20_Link"><text:span text:style-name="T48">PROGram[:SOURce] {&lt;source&gt;}</text:span></text:a></text:p>
          </table:table-cell>
          <table:table-cell table:style-name="Table101.A2" office:value-type="string">
            <text:p text:style-name="P23">Sets voltage <text:span text:style-name="T49">programming</text:span> source</text:p>
          </table:table-cell>
        </table:table-row>
        <table:table-row>
          <table:table-cell table:style-name="Table101.A2" office:value-type="string">
            <text:p text:style-name="scpi2">:PROTection </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50">{&lt;source&gt;}</text:span></text:a></text:p>
          </table:table-cell>
          <table:table-cell table:style-name="Table101.A2" office:value-type="string">
            <text:p text:style-name="P23">Sets voltage sense inputs source</text:p>
          </table:table-cell>
        </table:table-row>
      </table:table>
      <text:p text:style-name="P1"/>
      <text:p text:style-name="Standard"/>
      <text:list xml:id="list232456915145214" text:continue-numbering="true" text:style-name="Outline">
        <text:list-item>
          <text:list>
            <text:list-item>
              <text:list>
                <text:list-item>
                  <text:h text:style-name="Heading_20_3" text:outline-level="3"><text:bookmark text:name="sour_curr"/><text:soft-page-break/>[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9">]:</text:span>CURRent[:LEVel][:IMMediate][:AMPLitude] {&lt;current&gt;|MIN|DEF|MAX|UP|DOWN}</text:p>
            <text:p text:style-name="cmd_5f_root">[SOURce[&lt;n&gt;]<text:span text:style-name="T9">]:</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text:change-start text:change-id="ct64948096"/> <text:span text:style-name="T2">A</text:span><text:change-end text:change-id="ct64948096"/><text:change text:change-id="ct68036352"/> new increment setting will <text:change-start text:change-id="ct69047376"/><text:span text:style-name="T39">not</text:span><text:span text:style-name="T2"> </text:span><text:change-end text:change-id="ct69047376"/>cause an execution error -222,<text:span text:style-name="T8">"</text:span>Data out of range<text:span text:style-name="T8">"</text:span> when the maximum or the minimum rated current is exceeded<text:change-start text:change-id="ct66640512"/> – <text:span text:style-name="T2">the output value will be set to the maximum or the minimum value </text:span><text:change-end text:change-id="ct66640512"/><text:change-start text:change-id="ct63745968"/><text:span text:style-name="T2">instead.</text:span><text:change-end text:change-id="ct63745968"/><text:change text:change-id="ct63746192"/></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8">"</text:span>safe<text:span text:style-name="T8">"</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17">Name</text:p>
          </table:table-cell>
          <table:table-cell table:style-name="Table30.B4" office:value-type="string">
            <text:p text:style-name="P17">Type</text:p>
          </table:table-cell>
          <table:table-cell table:style-name="Table30.B4" office:value-type="string">
            <text:p text:style-name="P17">Range</text:p>
          </table:table-cell>
          <table:table-cell table:style-name="Table30.B4" office:value-type="string">
            <text:p text:style-name="P17">Default</text:p>
          </table:table-cell>
        </table:table-row>
        <table:table-row>
          <table:covered-table-cell/>
          <table:table-cell table:style-name="Table30.A1" office:value-type="string">
            <text:p text:style-name="Standard">&lt;current&gt;</text:p>
          </table:table-cell>
          <table:table-cell table:style-name="Table30.A1" office:value-type="string">
            <text:p text:style-name="P32">Numeric (NR2), discrete</text:p>
          </table:table-cell>
          <table:table-cell table:style-name="Table30.A1" office:value-type="string">
            <text:p text:style-name="P36">0 to MAXimum, MIN|DEF|MAX|UP|DOWN</text:p>
            <text:p text:style-name="P36">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32">–</text:p>
          </table:table-cell>
        </table:table-row>
        <table:table-row>
          <table:table-cell table:style-name="Table30.A1" office:value-type="string">
            <text:p text:style-name="P51"><text:span text:style-name="T37">Usage</text:span><text:span text:style-name="T38"> </text:span><text:span text:style-name="T37">example</text:span></text:p>
          </table:table-cell>
          <table:table-cell table:style-name="Table30.A1" table:number-columns-spanned="4" office:value-type="string">
            <text:p text:style-name="Standard">A 10 ohm load is connected and voltage is set to 20V. With MAX current set measured current will be 2A. When new current value is set to 1.2A, voltage will drop to 12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51">Errors</text:p>
          </table:table-cell>
          <table:table-cell table:style-name="Table30.A1" table:number-columns-spanned="4" office:value-type="string">
            <text:p text:style-name="P71"><text:change-start text:change-id="ct70600032"/><text:span text:style-name="T75">150</text:span><text:change-end text:change-id="ct70600032"/><text:change-start text:change-id="ct69040864"/>,"Power limit exceeded"</text:p>
            <text:p text:style-name="cmd_5f_code"><text:change-end text:change-id="ct69040864"/>-222,"Data out of range<text:span text:style-name="T7">"</text:span></text:p>
          </table:table-cell>
          <table:covered-table-cell/>
          <table:covered-table-cell/>
          <table:covered-table-cell/>
        </table:table-row>
        <table:table-row>
          <table:table-cell table:style-name="Table30.A1" office:value-type="string">
            <text:p text:style-name="P51">Related Commands</text:p>
          </table:table-cell>
          <table:table-cell table:style-name="Table30.A1" table:number-columns-spanned="4" office:value-type="string">
            <text:p text:style-name="P1">*RST</text:p>
            <text:p text:style-name="P1">MEASure[:SCALar]:CURRent[:DC]?</text:p>
            <text:p text:style-name="P1">[SOURce[&lt;n&gt;]<text:span text:style-name="T8">]:</text:span>CURRent[:LEVel][:IMMediate]:STEP[:INCRement]</text:p>
          </table:table-cell>
          <table:covered-table-cell/>
          <table:covered-table-cell/>
          <table:covered-table-cell/>
        </table:table-row>
      </table:table>
      <text:list xml:id="list232456735620571" text:continue-numbering="true" text:style-name="Outline">
        <text:list-item>
          <text:list>
            <text:list-item>
              <text:list>
                <text:list-item>
                  <text:h text:style-name="Heading_20_3" text:outline-level="3"><text:bookmark text:name="sour_curr_step"/>[SOURce[&lt;n&gt;]<text:span text:style-name="T43">]:</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9">]:</text:span>CURRent[:LEVel][:IMMediate]:STEP[:INCRement] {&lt;step&gt;|DEFault}</text:p>
            <text:p text:style-name="cmd_5f_root">[SOURce[&lt;n&gt;]<text:span text:style-name="T9">]:</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xt:soft-page-break/>ted, the currently selected channel will be affected by this command. Step change is performed by using UP and DOWN as parameter for the [SOURce[&lt;n&gt;]<text:span text:style-name="T8">]:</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17">Name</text:p>
          </table:table-cell>
          <table:table-cell table:style-name="Table85.B4" office:value-type="string">
            <text:p text:style-name="P17">Type</text:p>
          </table:table-cell>
          <table:table-cell table:style-name="Table85.B4" office:value-type="string">
            <text:p text:style-name="P17">Range</text:p>
          </table:table-cell>
          <table:table-cell table:style-name="Table85.B4" office:value-type="string">
            <text:p text:style-name="P17">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60">Numeric (NR2)</text:p>
          </table:table-cell>
          <table:table-cell table:style-name="Table85.A1" office:value-type="string">
            <text:p text:style-name="P60">0.01 to 1A|DEFault</text:p>
          </table:table-cell>
          <table:table-cell table:style-name="Table85.A1" office:value-type="string">
            <text:p text:style-name="P60">0.05</text:p>
          </table:table-cell>
        </table:table-row>
        <table:table-row>
          <table:table-cell table:style-name="Table85.A1" office:value-type="string">
            <text:p text:style-name="P51"><text:span text:style-name="T37">Usage</text:span><text:span text:style-name="T38"> </text:span><text:span text:style-name="T37">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V and current to 1A the first channel enters CC mode of operation. Current is then increased from 1A in two steps to 1.2A:</text:p>
            <text:p text:style-name="cmd_5f_code_20_Start">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51">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51">Related Commands</text:p>
          </table:table-cell>
          <table:table-cell table:style-name="Table85.A1" table:number-columns-spanned="4" office:value-type="string">
            <text:p text:style-name="P1">[SOURce[&lt;n&gt;]<text:span text:style-name="T8">]:</text:span>CURRent</text:p>
          </table:table-cell>
          <table:covered-table-cell/>
          <table:covered-table-cell/>
          <table:covered-table-cell/>
        </table:table-row>
      </table:table>
      <text:list xml:id="list232457047582017" text:continue-numbering="true" text:style-name="Outline">
        <text:list-item>
          <text:list>
            <text:list-item>
              <text:list>
                <text:list-item>
                  <text:h text:style-name="P83" text:outline-level="3"><text:bookmark text:name="sour_curr_prot_del"/>[SOURce[&lt;n&gt;]<text:span text:style-name="T43">]:</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9">]:</text:span>CURRent:PROTection:DELay[:TIME] {&lt;time&gt;|DEFault}</text:p>
            <text:p text:style-name="cmd_5f_root">[SOURce[&lt;n&gt;]<text:span text:style-name="T9">]:</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17">Name</text:p>
          </table:table-cell>
          <table:table-cell table:style-name="Table86.B4" office:value-type="string">
            <text:p text:style-name="P17">Type</text:p>
          </table:table-cell>
          <table:table-cell table:style-name="Table86.B4" office:value-type="string">
            <text:p text:style-name="P17">Range</text:p>
          </table:table-cell>
          <table:table-cell table:style-name="Table86.B4" office:value-type="string">
            <text:p text:style-name="P17">Default</text:p>
          </table:table-cell>
        </table:table-row>
        <table:table-row>
          <table:covered-table-cell/>
          <table:table-cell table:style-name="Table86.A1" office:value-type="string">
            <text:p text:style-name="Standard">&lt;time&gt;</text:p>
          </table:table-cell>
          <table:table-cell table:style-name="Table86.A1" office:value-type="string">
            <text:p text:style-name="P32">Numeric, discrete</text:p>
          </table:table-cell>
          <table:table-cell table:style-name="Table86.A1" office:value-type="string">
            <text:p text:style-name="P32">0 – 10|DEFault</text:p>
          </table:table-cell>
          <table:table-cell table:style-name="Table86.A1" office:value-type="string">
            <text:p text:style-name="P32">20ms</text:p>
          </table:table-cell>
        </table:table-row>
        <table:table-row>
          <table:table-cell table:style-name="Table86.A1" office:value-type="string">
            <text:p text:style-name="P51"><text:span text:style-name="T37">Usage</text:span><text:span text:style-name="T38"> </text:span><text:span text:style-name="T37">example</text:span></text:p>
          </table:table-cell>
          <table:table-cell table:style-name="Table86.A1" table:number-columns-spanned="4" office:value-type="string">
            <text:p text:style-name="Standard">Get default OCP delay of 20 mil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51">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51">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232457522446179" text:continue-numbering="true" text:style-name="Outline">
        <text:list-item>
          <text:list>
            <text:list-item>
              <text:list>
                <text:list-item>
                  <text:h text:style-name="Heading_20_3" text:outline-level="3"><text:bookmark text:name="sour_curr_prot_stat"/><text:soft-page-break/>[SOURce[&lt;n&gt;]<text:span text:style-name="T43">]:</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9">]:</text:span>CURRent:PROTection:STATe {&lt;bool&gt;}</text:p>
            <text:p text:style-name="cmd_5f_root">[SOURce[&lt;n&gt;]<text:span text:style-name="T9">]:</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8">]:</text:span>CURRent:PROTection:DELay[:TIME] command expired the output turns off and the Questionable Condition status register OCP bit 9 is set. An error tone will also follow if beeper is enabled (see SYSTem:BEEPer:STATe).</text:p>
            <text:p text:style-name="Standard">[SOURce[&lt;n&gt;]<text:span text:style-name="T8">]:</text:span>CURRent:PROTection:TRIPped? command can be used to query whether over-current protection occurred on the selected channel.</text:p>
            <text:p text:style-name="Standard"/>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17">Name</text:p>
          </table:table-cell>
          <table:table-cell table:style-name="Table87.B4" office:value-type="string">
            <text:p text:style-name="P17">Type</text:p>
          </table:table-cell>
          <table:table-cell table:style-name="Table87.B4" office:value-type="string">
            <text:p text:style-name="P17">Range</text:p>
          </table:table-cell>
          <table:table-cell table:style-name="Table87.B4" office:value-type="string">
            <text:p text:style-name="P17">Default</text:p>
          </table:table-cell>
        </table:table-row>
        <table:table-row>
          <table:covered-table-cell/>
          <table:table-cell table:style-name="Table87.A1" office:value-type="string">
            <text:p text:style-name="Standard">&lt;bool&gt;</text:p>
          </table:table-cell>
          <table:table-cell table:style-name="Table87.A1" office:value-type="string">
            <text:p text:style-name="P32">Discrete</text:p>
          </table:table-cell>
          <table:table-cell table:style-name="Table87.A1" office:value-type="string">
            <text:p text:style-name="P32">ON|OFF|0|1</text:p>
          </table:table-cell>
          <table:table-cell table:style-name="Table87.A1" office:value-type="string">
            <text:p text:style-name="P32">OFF</text:p>
          </table:table-cell>
        </table:table-row>
        <table:table-row>
          <table:table-cell table:style-name="Table87.A1" office:value-type="string">
            <text:p text:style-name="P51"><text:span text:style-name="T37">Usage</text:span><text:span text:style-name="T38"> </text:span><text:span text:style-name="T37">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51">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51">Related Commands</text:p>
          </table:table-cell>
          <table:table-cell table:style-name="Table87.A1" table:number-columns-spanned="4" office:value-type="string">
            <text:p text:style-name="P1">OUTPut:PROTection:CLEar</text:p>
            <text:p text:style-name="P1">[SOURce[&lt;n&gt;]<text:span text:style-name="T8">]:</text:span>CURRent:PROTection:DELay[:TIME]</text:p>
            <text:p text:style-name="P1">[SOURce[&lt;n&gt;]<text:span text:style-name="T8">]:</text:span>CURRent:PROTection:TRIPped</text:p>
            <text:p text:style-name="P1">SYSTem:BEEPer:STATe</text:p>
          </table:table-cell>
          <table:covered-table-cell/>
          <table:covered-table-cell/>
          <table:covered-table-cell/>
        </table:table-row>
      </table:table>
      <text:list xml:id="list232456283828082" text:continue-numbering="true" text:style-name="Outline">
        <text:list-item>
          <text:list>
            <text:list-item>
              <text:list>
                <text:list-item>
                  <text:h text:style-name="Heading_20_3" text:outline-level="3"><text:bookmark text:name="sour_curr_prot_trip"/>[SOURce[&lt;n&gt;]<text:span text:style-name="T43">]:</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9">]:</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6">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6">Section 3.4.2</text:span></text:a><text:span text:style-name="T6">).</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51"><text:span text:style-name="T37">Usage</text:span><text:span text:style-name="T38"> </text:span><text:span text:style-name="T37">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51">Errors</text:p>
          </table:table-cell>
          <table:table-cell table:style-name="Table88.A1" office:value-type="string">
            <text:p text:style-name="P1"/>
          </table:table-cell>
        </table:table-row>
        <table:table-row>
          <table:table-cell table:style-name="Table88.A1" office:value-type="string">
            <text:p text:style-name="P51">Related Commands</text:p>
          </table:table-cell>
          <table:table-cell table:style-name="Table88.A1" office:value-type="string">
            <text:p text:style-name="P1">OUTPut:PROTection:CLEar</text:p>
          </table:table-cell>
        </table:table-row>
      </table:table>
      <text:list xml:id="list232458014008627" text:continue-numbering="true" text:style-name="Outline">
        <text:list-item>
          <text:list>
            <text:list-item>
              <text:list>
                <text:list-item>
                  <text:h text:style-name="P84" text:outline-level="3"><text:bookmark text:name="sour_lrip"/><text:change-start text:change-id="ct67667360"/>[SOURce[&lt;n&gt;]<text:span text:style-name="T43">]:</text:span><text:span text:style-name="T44">LRIPple</text:span><text:change-end text:change-id="ct67667360"/></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4"><text:change-start text:change-id="ct66636944"/>Syntax<text:change-end text:change-id="ct66636944"/></text:p>
          </table:table-cell>
          <table:table-cell table:style-name="Table2.A1" table:number-columns-spanned="4" office:value-type="string">
            <text:p text:style-name="P63"><text:change-start text:change-id="ct67672944"/>[SOURce<text:span text:style-name="T68">[&lt;n&gt;]]:LRIPple</text:span> <text:span text:style-name="T47">{&lt;bool&gt;}</text:span></text:p>
            <text:p text:style-name="P63">[SOURce<text:span text:style-name="T68">[&lt;n&gt;]]:LRIPple</text:span>?<text:change-end text:change-id="ct67672944"/></text:p>
          </table:table-cell>
          <table:covered-table-cell/>
          <table:covered-table-cell/>
          <table:covered-table-cell/>
        </table:table-row>
        <table:table-row>
          <table:table-cell table:style-name="Table2.A1" office:value-type="string">
            <text:p text:style-name="P24"><text:change-start text:change-id="ct66607616"/>Description<text:change-end text:change-id="ct66607616"/></text:p>
          </table:table-cell>
          <table:table-cell table:style-name="Table2.A1" table:number-columns-spanned="4" office:value-type="string">
            <text:p text:style-name="P41"><text:change-start text:change-id="ct66611392"/><text:span text:style-name="T12">This command enables or disables </text:span><text:span text:style-name="T16">low output ripple </text:span><text:span text:style-name="T17">(noise)</text:span><text:span text:style-name="T16"> mode of operation when it’s supported by installed channel board (use the SYSTem:CHANnel[:INFOrmation]:PROGram? to query channel functionality).</text:span><text:change-end text:change-id="ct66611392"/><text:change-start text:change-id="ct67847632"/></text:p>
            <text:p text:style-name="P42"><text:span text:style-name="T16">W</text:span><text:span text:style-name="T12">hen low ripple mode of operation is selected the power pre-regulator is bypassed </text:span><text:span text:style-name="T18">by setting so-called </text:span><text:a xlink:type="simple" xlink:href="https://en.wikipedia.org/wiki/Duty_cycle" office:target-frame-name="_blank" xlink:show="new" text:style-name="Internet_20_link" text:visited-style-name="Visited_20_Internet_20_Link">Duty cycle</text:a><text:span text:style-name="T18"> of the SMPS controller to 100 %. That will disable </text:span><text:span text:style-name="T12">switching frequency </text:span><text:span text:style-name="T18">and therefore that </text:span><text:span text:style-name="T26">otherwise </text:span><text:span text:style-name="T18">hard to filter </text:span><text:span text:style-name="T12">component </text:span><text:span text:style-name="T18">disappear </text:span><text:span text:style-name="T27">entirely </text:span><text:span text:style-name="T18">from</text:span><text:span text:style-name="T12"> the channel output. </text:span><text:span text:style-name="T18">In that case t</text:span><text:span text:style-name="T12">he remaining noise mainly comes from the </text:span><text:span text:style-name="T18">low power </text:span><text:soft-page-break/><text:span text:style-name="T12">bias switching pre-regulator.</text:span></text:p>
            <text:p text:style-name="P43"><text:change-end text:change-id="ct67847632"/><text:change-start text:change-id="ct65383632"/><text:span text:style-name="T16">T</text:span><text:span text:style-name="T12">he maximum output power in this mode of operation is limit</text:span><text:change-end text:change-id="ct65383632"/><text:change-start text:change-id="ct65382016"/><text:span text:style-name="T12">ed to stay within </text:span><text:a xlink:type="simple" xlink:href="https://en.wikipedia.org/wiki/Safe_operating_area" office:target-frame-name="_blank" xlink:show="new" text:style-name="Internet_20_link" text:visited-style-name="Visited_20_Internet_20_Link">SOA</text:a><text:span text:style-name="T12"> (Safe</text:span><text:change-end text:change-id="ct65382016"/><text:change-start text:change-id="ct65384592"/><text:span text:style-name="T12"> operating </text:span><text:span text:style-name="T19">a</text:span><text:span text:style-name="T12">rea) of </text:span><text:span text:style-name="T20">the </text:span><text:span text:style-name="T12">pre-regulator and post-regulator regulation elements.</text:span><text:change-end text:change-id="ct65384592"/><text:change-start text:change-id="ct65896128"/><text:span text:style-name="T12"> </text:span><text:span text:style-name="T21">The maximum output power is limited </text:span><text:span text:style-name="T23">by the </text:span><text:span text:style-name="T21">first of the following condition</text:span><text:span text:style-name="T27">s</text:span><text:span text:style-name="T21"> </text:span><text:span text:style-name="T23">that is</text:span><text:span text:style-name="T21"> met:</text:span></text:p>
            <text:list xml:id="list4253027027533681913" text:style-name="List_20_1">
              <text:list-item>
                <text:p text:style-name="P88">The pre-regulator regulation element (switching mosfet) capability i<text:span text:style-name="T69">s</text:span> limited with max. allowed <text:span text:style-name="T69">continuous </text:span>current (<text:span text:style-name="T38">SOA_PREG_CURR</text:span> <text:span text:style-name="T69">value</text:span>) <text:span text:style-name="T69">for the applied input voltage (</text:span><text:span text:style-name="T41">SOA_VIN</text:span><text:span text:style-name="T69"> value)</text:span>. The set output current cannot exceeds this value <text:span text:style-name="T70">in any moment</text:span>.</text:p>
              </text:list-item>
              <text:list-item>
                <text:p text:style-name="P81">The post-regulator regulation element (pass mosfet) <text:span text:style-name="T71">could dissipate finite power (</text:span><text:span text:style-name="T42">SOA_POSTREG_PTOT</text:span><text:span text:style-name="T71"> value) while load is connected. Therefore output power cannot exceed product of voltage difference (</text:span><text:span text:style-name="T42">SOA_VIN</text:span><text:span text:style-name="T71"> and output voltage) and output current.</text:span></text:p>
              </text:list-item>
            </text:list>
            <text:p text:style-name="P12"/>
            <text:p text:style-name="P45"><text:change-end text:change-id="ct65896128"/><text:change-start text:change-id="ct67846480"/><text:span text:style-name="T22">F</text:span><text:span text:style-name="T12">or example, when output voltage is set to 12 V and </text:span><text:span text:style-name="T36">SOA_VIN</text:span><text:span text:style-name="T12"> = 52 V, </text:span><text:span text:style-name="T36">SOA_PREG_CURR</text:span><text:span text:style-name="T12"> = 1 A and </text:span><text:span text:style-name="T36">SOA_POSTREG_PTOT</text:span><text:span text:style-name="T12"> = 20 W, the max. output current in low ripple mode cannot exceed 0.5 A because SOA_VIN-VOLT = 52-12 = 40 V and Imax=SOA_POSTREG_PTOT/</text:span><text:span text:style-name="T25">40</text:span><text:span text:style-name="T12"> = </text:span><text:span text:style-name="T25">2</text:span><text:span text:style-name="T12">0/</text:span><text:span text:style-name="T25">4</text:span><text:span text:style-name="T12">0 = 0.5 A.</text:span></text:p>
            <text:p text:style-name="P45"><text:span text:style-name="T12">If output voltage is set to 36 V with the same SOA values as in example above the max. output current cannot exceed 1 A (limited by </text:span><text:span text:style-name="T36">SOA_PREG_CURR</text:span><text:span text:style-name="T12">) regardless of the fact that </text:span><text:span text:style-name="T25">max. power dissipation </text:span><text:span text:style-name="T27">of </text:span><text:span text:style-name="T25">20 W allows output current of up to 1.25 A or 20/(52-16).</text:span></text:p>
            <text:p text:style-name="P13"/>
            <text:p text:style-name="P49"><text:change-end text:change-id="ct67846480"/><text:change-start text:change-id="ct67847232"/><text:span text:style-name="T24">I</text:span><text:span text:style-name="T12">f </text:span><text:span text:style-name="T24">low ripple </text:span><text:span text:style-name="T12">mode is </text:span><text:span text:style-name="T31">set</text:span><text:span text:style-name="T12"> an error will be generated when any of the limits are exceeded.</text:span><text:change-end text:change-id="ct67847232"/><text:change-start text:change-id="ct65387008"/><text:span text:style-name="T12"> </text:span><text:change-end text:change-id="ct65387008"/><text:change-start text:change-id="ct65111456"/><text:span text:style-name="T31">The AUTO</text:span><text:span text:style-name="T32">matic</text:span><text:span text:style-name="T31"> mode should be used to avoid error</text:span><text:change-end text:change-id="ct65111456"/><text:change-start text:change-id="ct65115856"/><text:span text:style-name="T31"> conditions. </text:span><text:span text:style-name="T35">Also i</text:span><text:span text:style-name="T32">f AUTO</text:span><text:change-end text:change-id="ct65115856"/><text:change-start text:change-id="ct66006768"/><text:span text:style-name="T32">matic mode disable</text:span><text:span text:style-name="T35">s</text:span><text:span text:style-name="T32"> low ripple, </text:span><text:change-end text:change-id="ct66006768"/><text:change-start text:change-id="ct66008000"/><text:span text:style-name="T34">an attempt to enable it </text:span><text:change-end text:change-id="ct66008000"/><text:change-start text:change-id="ct66009104"/><text:span text:style-name="T34">using </text:span><text:change-end text:change-id="ct66009104"/><text:change-start text:change-id="ct66012432"/><text:span text:style-name="T32">the </text:span><text:span text:style-name="T33">[SOURce[&lt;n&gt;]]:LRIPple </text:span><text:span text:style-name="T32">ON command will generate an execution error.</text:span><text:change-end text:change-id="ct66012432"/></text:p>
          </table:table-cell>
          <table:covered-table-cell/>
          <table:covered-table-cell/>
          <table:covered-table-cell/>
        </table:table-row>
        <table:table-row>
          <table:table-cell table:style-name="Table2.A1" table:number-rows-spanned="2" office:value-type="string">
            <text:p text:style-name="P24"><text:change-start text:change-id="ct68832864"/>Parameters<text:change-end text:change-id="ct68832864"/></text:p>
          </table:table-cell>
          <table:table-cell table:style-name="Table2.B3" office:value-type="string">
            <text:p text:style-name="P19"><text:change-start text:change-id="ct66006992"/>Name<text:change-end text:change-id="ct66006992"/></text:p>
          </table:table-cell>
          <table:table-cell table:style-name="Table2.B3" office:value-type="string">
            <text:p text:style-name="P19"><text:change-start text:change-id="ct68837344"/>Type<text:change-end text:change-id="ct68837344"/></text:p>
          </table:table-cell>
          <table:table-cell table:style-name="Table2.B3" office:value-type="string">
            <text:p text:style-name="P19"><text:change-start text:change-id="ct68839088"/>Range<text:change-end text:change-id="ct68839088"/></text:p>
          </table:table-cell>
          <table:table-cell table:style-name="Table2.B3" office:value-type="string">
            <text:p text:style-name="P19"><text:change-start text:change-id="ct68840224"/>Default<text:change-end text:change-id="ct68840224"/></text:p>
          </table:table-cell>
        </table:table-row>
        <table:table-row>
          <table:covered-table-cell/>
          <table:table-cell table:style-name="Table2.A1" office:value-type="string">
            <text:p text:style-name="Standard"><text:change-start text:change-id="ct66009472"/>&lt;bool&gt;<text:change-end text:change-id="ct66009472"/></text:p>
          </table:table-cell>
          <table:table-cell table:style-name="Table2.A1" office:value-type="string">
            <text:p text:style-name="P32"><text:change-start text:change-id="ct66008368"/>Discrete<text:change-end text:change-id="ct66008368"/></text:p>
          </table:table-cell>
          <table:table-cell table:style-name="Table2.A1" office:value-type="string">
            <text:p text:style-name="P32"><text:change-start text:change-id="ct65116224"/>ON|OFF|0|1<text:change-end text:change-id="ct65116224"/></text:p>
          </table:table-cell>
          <table:table-cell table:style-name="Table2.A1" office:value-type="string">
            <text:p text:style-name="P47"><text:change-start text:change-id="ct65387232"/>OFF<text:change-end text:change-id="ct65387232"/></text:p>
          </table:table-cell>
        </table:table-row>
        <table:table-row>
          <table:table-cell table:style-name="Table2.A1" office:value-type="string">
            <text:p text:style-name="P53"><text:change-start text:change-id="ct65114384"/>Return<text:change-end text:change-id="ct65114384"/></text:p>
          </table:table-cell>
          <table:table-cell table:style-name="Table2.A1" table:number-columns-spanned="4" office:value-type="string">
            <text:p text:style-name="P8"><text:change-start text:change-id="ct68832064"/>The query command returns <text:span text:style-name="T72">1</text:span> if the <text:span text:style-name="T65">low ripple mode is active, </text:span>and <text:span text:style-name="T72">0</text:span> if the <text:span text:style-name="T65">low ripple mode </text:span>is <text:span text:style-name="T72">not active</text:span>.<text:change-end text:change-id="ct68832064"/></text:p>
          </table:table-cell>
          <table:covered-table-cell/>
          <table:covered-table-cell/>
          <table:covered-table-cell/>
        </table:table-row>
        <table:table-row>
          <table:table-cell table:style-name="Table2.A1" office:value-type="string">
            <text:p text:style-name="P57"><text:change-start text:change-id="ct66007216"/><text:span text:style-name="T37">Usage</text:span><text:span text:style-name="T38"> </text:span><text:span text:style-name="T37">example</text:span><text:change-end text:change-id="ct66007216"/></text:p>
          </table:table-cell>
          <table:table-cell table:style-name="Table2.A1" table:number-columns-spanned="4" office:value-type="string">
            <text:p text:style-name="P72"><text:change-start text:change-id="ct65897792"/><text:span text:style-name="T52">VOLT</text:span>:<text:span text:style-name="T66">LRIP</text:span>?</text:p>
            <text:p text:style-name="P69"><text:change-end text:change-id="ct65897792"/><text:change-start text:change-id="ct69298288"/>0<text:change-end text:change-id="ct69298288"/></text:p>
          </table:table-cell>
          <table:covered-table-cell/>
          <table:covered-table-cell/>
          <table:covered-table-cell/>
        </table:table-row>
        <table:table-row>
          <table:table-cell table:style-name="Table2.A1" office:value-type="string">
            <text:p text:style-name="P57"><text:change-start text:change-id="ct67840736"/>Errors<text:change-end text:change-id="ct67840736"/></text:p>
          </table:table-cell>
          <table:table-cell table:style-name="Table2.A1" table:number-columns-spanned="4" office:value-type="string">
            <text:p text:style-name="P74"><text:change-start text:change-id="ct66008672"/>-200,"Execution error"</text:p>
            <text:p text:style-name="P72"><text:change-end text:change-id="ct66008672"/><text:change-start text:change-id="ct66007568"/>302,"Option not installed<text:span text:style-name="T7">"</text:span><text:change-end text:change-id="ct66007568"/></text:p>
          </table:table-cell>
          <table:covered-table-cell/>
          <table:covered-table-cell/>
          <table:covered-table-cell/>
        </table:table-row>
        <table:table-row>
          <table:table-cell table:style-name="Table2.A1" office:value-type="string">
            <text:p text:style-name="P57"><text:change-start text:change-id="ct66006336"/>Related Commands<text:change-end text:change-id="ct66006336"/></text:p>
          </table:table-cell>
          <table:table-cell table:style-name="Table2.A1" table:number-columns-spanned="4" office:value-type="string">
            <text:p text:style-name="P11"><text:change-start text:change-id="ct69047600"/>[SOURce[&lt;n&gt;]]:LRIPple:AUTO</text:p>
            <text:p text:style-name="P14"><text:change-end text:change-id="ct69047600"/><text:change-start text:change-id="ct65115424"/>SYSTem:CHANnel:INFOrmation:PROGram?<text:change-end text:change-id="ct65115424"/></text:p>
          </table:table-cell>
          <table:covered-table-cell/>
          <table:covered-table-cell/>
          <table:covered-table-cell/>
        </table:table-row>
      </table:table>
      <text:list xml:id="list232456501103412" text:continue-list="list232458014008627" text:style-name="Outline">
        <text:list-item>
          <text:list>
            <text:list-item>
              <text:list>
                <text:list-item>
                  <text:h text:style-name="P85" text:outline-level="3"><text:bookmark text:name="sour_lrip_auto"/><text:change-start text:change-id="ct64893680"/>[SOURce[&lt;n&gt;]<text:span text:style-name="T43">]:</text:span><text:span text:style-name="T44">LRIPple:</text:span><text:span text:style-name="T45">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7">Syntax</text:p>
          </table:table-cell>
          <table:table-cell table:style-name="Table3.A1" table:number-columns-spanned="4" office:value-type="string">
            <text:p text:style-name="P64">[SOURce<text:span text:style-name="T68">[&lt;n&gt;]]:LRIPple:AUTO</text:span> <text:span text:style-name="T47">{&lt;bool&gt;}</text:span></text:p>
            <text:p text:style-name="P64">[SOURce<text:span text:style-name="T68">[&lt;n&gt;]]:LRIPple:AUTO</text:span>?</text:p>
          </table:table-cell>
          <table:covered-table-cell/>
          <table:covered-table-cell/>
          <table:covered-table-cell/>
        </table:table-row>
        <table:table-row>
          <table:table-cell table:style-name="Table3.A1" office:value-type="string">
            <text:p text:style-name="P27">Description</text:p>
          </table:table-cell>
          <table:table-cell table:style-name="Table3.A1" table:number-columns-spanned="4" office:value-type="string">
            <text:p text:style-name="P48"><text:span text:style-name="T28">Use t</text:span><text:span text:style-name="T12">his command </text:span><text:span text:style-name="T28">to allows automatic changing to the low ripple (noise) mode of operation. </text:span></text:p>
            <text:p text:style-name="P44"><text:span text:style-name="T22">I</text:span><text:span text:style-name="T12">f AUTOmatic mode of operation is </text:span><text:span text:style-name="T28">enabled</text:span><text:span text:style-name="T12">, the channel will </text:span><text:span text:style-name="T28">stay in low ripple mode of operation as long as output power does not exceed calculated limitations allowed for that mode of operation. The </text:span><text:span text:style-name="T29">[SOURce</text:span><text:span text:style-name="T30">[&lt;n&gt;]]:LRIPpl</text:span><text:span text:style-name="T28">e</text:span><text:span text:style-name="T29">? </text:span><text:span text:style-name="T28">query can be used to determine current status.</text:span></text:p>
          </table:table-cell>
          <table:covered-table-cell/>
          <table:covered-table-cell/>
          <table:covered-table-cell/>
        </table:table-row>
        <table:table-row>
          <table:table-cell table:style-name="Table3.A1" table:number-rows-spanned="2" office:value-type="string">
            <text:p text:style-name="P27">Parameters</text:p>
          </table:table-cell>
          <table:table-cell table:style-name="Table3.B3" office:value-type="string">
            <text:p text:style-name="P20">Name</text:p>
          </table:table-cell>
          <table:table-cell table:style-name="Table3.B3" office:value-type="string">
            <text:p text:style-name="P20">Type</text:p>
          </table:table-cell>
          <table:table-cell table:style-name="Table3.B3" office:value-type="string">
            <text:p text:style-name="P20">Range</text:p>
          </table:table-cell>
          <table:table-cell table:style-name="Table3.B3" office:value-type="string">
            <text:p text:style-name="P20">Default</text:p>
          </table:table-cell>
        </table:table-row>
        <table:table-row>
          <table:covered-table-cell/>
          <table:table-cell table:style-name="Table3.A1" office:value-type="string">
            <text:p text:style-name="P46">&lt;bool&gt;</text:p>
          </table:table-cell>
          <table:table-cell table:style-name="Table3.A1" office:value-type="string">
            <text:p text:style-name="P34">Discrete</text:p>
          </table:table-cell>
          <table:table-cell table:style-name="Table3.A1" office:value-type="string">
            <text:p text:style-name="P34">ON|OFF|0|1</text:p>
          </table:table-cell>
          <table:table-cell table:style-name="Table3.A1" office:value-type="string">
            <text:p text:style-name="P47">OFF</text:p>
          </table:table-cell>
        </table:table-row>
        <table:table-row>
          <table:table-cell table:style-name="Table3.A1" office:value-type="string">
            <text:p text:style-name="P54">Return</text:p>
          </table:table-cell>
          <table:table-cell table:style-name="Table3.A1" table:number-columns-spanned="4" office:value-type="string">
            <text:p text:style-name="P9">The query command returns <text:span text:style-name="T73">1</text:span> if the <text:span text:style-name="T73">low ripple automatic mode is active, </text:span>and <text:span text:style-name="T73">0</text:span> if the <text:span text:style-name="T65">low ripple automatic mode </text:span>is <text:span text:style-name="T72">not active</text:span>.</text:p>
          </table:table-cell>
          <table:covered-table-cell/>
          <table:covered-table-cell/>
          <table:covered-table-cell/>
        </table:table-row>
        <table:table-row>
          <table:table-cell table:style-name="Table3.A1" office:value-type="string">
            <text:p text:style-name="P58"><text:span text:style-name="T37">Usage</text:span><text:span text:style-name="T38"> </text:span><text:span text:style-name="T37">example</text:span></text:p>
          </table:table-cell>
          <table:table-cell table:style-name="Table3.A1" table:number-columns-spanned="4" office:value-type="string">
            <text:p text:style-name="P73"><text:span text:style-name="T52">VOLT</text:span>:<text:span text:style-name="T66">LRIP:AUTO 1 </text:span></text:p>
            <text:p text:style-name="P73"><text:span text:style-name="T52">VOLT</text:span>:<text:span text:style-name="T66">LRIP</text:span>?</text:p>
            <text:p text:style-name="P67">1</text:p>
          </table:table-cell>
          <table:covered-table-cell/>
          <table:covered-table-cell/>
          <table:covered-table-cell/>
        </table:table-row>
        <text:soft-page-break/>
        <table:table-row>
          <table:table-cell table:style-name="Table3.A1" office:value-type="string">
            <text:p text:style-name="P58">Errors</text:p>
          </table:table-cell>
          <table:table-cell table:style-name="Table3.A1" table:number-columns-spanned="4" office:value-type="string">
            <text:p text:style-name="P73">302,"Option not installed<text:span text:style-name="T7">"</text:span></text:p>
          </table:table-cell>
          <table:covered-table-cell/>
          <table:covered-table-cell/>
          <table:covered-table-cell/>
        </table:table-row>
        <table:table-row>
          <table:table-cell table:style-name="Table3.A1" office:value-type="string">
            <text:p text:style-name="P58">Related Commands</text:p>
          </table:table-cell>
          <table:table-cell table:style-name="Table3.A1" table:number-columns-spanned="4" office:value-type="string">
            <text:p text:style-name="P10">SOURce[&lt;n&gt;]]:LRIPple</text:p>
            <text:p text:style-name="P15">SYSTem:CHANnel:INFOrmation:PROGram?</text:p>
          </table:table-cell>
          <table:covered-table-cell/>
          <table:covered-table-cell/>
          <table:covered-table-cell/>
        </table:table-row>
      </table:table>
      <text:list xml:id="list232456500936222" text:continue-numbering="true" text:style-name="Outline">
        <text:list-item>
          <text:list>
            <text:list-item>
              <text:list>
                <text:list-item>
                  <text:h text:style-name="P85" text:outline-level="3"><text:bookmark text:name="sour_pow_prot"/><text:change-end text:change-id="ct64893680"/>[SOURce[&lt;n&gt;]<text:span text:style-name="T43">]:</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9">]:</text:span>POWer:PROTection[:LEVel] {&lt;current&gt;|MINimum|DEFault|MAXimum}</text:p>
            <text:p text:style-name="cmd_5f_root">[SOURce[&lt;n&gt;]<text:span text:style-name="T9">]:</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8">]:</text:span>POWer:PROTection:STATe), the output turns off automatically when the output power exceeds the over-power protection value currently set. </text:p>
            <text:p text:style-name="Standard">[SOURce[&lt;n&gt;]<text:span text:style-name="T8">]:</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17">Name</text:p>
          </table:table-cell>
          <table:table-cell table:style-name="Table92.B4" office:value-type="string">
            <text:p text:style-name="P17">Type</text:p>
          </table:table-cell>
          <table:table-cell table:style-name="Table92.B4" office:value-type="string">
            <text:p text:style-name="P17">Range</text:p>
          </table:table-cell>
          <table:table-cell table:style-name="Table92.B4" office:value-type="string">
            <text:p text:style-name="P17">Default</text:p>
          </table:table-cell>
        </table:table-row>
        <table:table-row>
          <table:covered-table-cell/>
          <table:table-cell table:style-name="Table92.A1" office:value-type="string">
            <text:p text:style-name="Standard">&lt;current&gt;</text:p>
          </table:table-cell>
          <table:table-cell table:style-name="Table92.A1" office:value-type="string">
            <text:p text:style-name="P32">Numeric (NR2), discrete</text:p>
          </table:table-cell>
          <table:table-cell table:style-name="Table92.A1" office:value-type="string">
            <text:p text:style-name="P36">0 to maximum, MIN|DEF|MAX</text:p>
            <text:p text:style-name="P36">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32">DEFault</text:p>
          </table:table-cell>
        </table:table-row>
        <table:table-row>
          <table:table-cell table:style-name="Table92.A1" office:value-type="string">
            <text:p text:style-name="P51"><text:span text:style-name="T37">Usage</text:span><text:span text:style-name="T38"> </text:span><text:span text:style-name="T37">example</text:span></text:p>
          </table:table-cell>
          <table:table-cell table:style-name="Table92.A1" table:number-columns-spanned="4" office:value-type="string">
            <text:p text:style-name="Standard">Set power protection to 50W on the channel 2:</text:p>
            <text:p text:style-name="cmd_5f_code_20_Start">SOUR2:POW:PROT 50</text:p>
          </table:table-cell>
          <table:covered-table-cell/>
          <table:covered-table-cell/>
          <table:covered-table-cell/>
        </table:table-row>
        <table:table-row>
          <table:table-cell table:style-name="Table92.A1" office:value-type="string">
            <text:p text:style-name="P51">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51">Related Commands</text:p>
          </table:table-cell>
          <table:table-cell table:style-name="Table92.A1" table:number-columns-spanned="4" office:value-type="string">
            <text:p text:style-name="P1">[SOURce[&lt;n&gt;]<text:span text:style-name="T8">]:</text:span>POWer:PROTection:TRIPped?</text:p>
            <text:p text:style-name="P1">[SOURce[&lt;n&gt;]<text:span text:style-name="T8">]:</text:span>POWer:PROTection:STATe</text:p>
          </table:table-cell>
          <table:covered-table-cell/>
          <table:covered-table-cell/>
          <table:covered-table-cell/>
        </table:table-row>
      </table:table>
      <text:list xml:id="list232458115234328" text:continue-numbering="true" text:style-name="Outline">
        <text:list-item>
          <text:list>
            <text:list-item>
              <text:list>
                <text:list-item>
                  <text:h text:style-name="Heading_20_3" text:outline-level="3"><text:bookmark text:name="sour_pow_prot_del"/>[SOURce[&lt;n&gt;]<text:span text:style-name="T43">]:</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9">]:</text:span>POWer:PROTection:DELay[:TIME] {&lt;time&gt;|DEFault}</text:p>
            <text:p text:style-name="cmd_5f_root">[SOURce[&lt;n&gt;]<text:span text:style-name="T9">]:</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17">Name</text:p>
          </table:table-cell>
          <table:table-cell table:style-name="Table90.B4" office:value-type="string">
            <text:p text:style-name="P17">Type</text:p>
          </table:table-cell>
          <table:table-cell table:style-name="Table90.B4" office:value-type="string">
            <text:p text:style-name="P17">Range</text:p>
          </table:table-cell>
          <table:table-cell table:style-name="Table90.B4" office:value-type="string">
            <text:p text:style-name="P17">Default</text:p>
          </table:table-cell>
        </table:table-row>
        <table:table-row>
          <table:covered-table-cell/>
          <table:table-cell table:style-name="Table90.A1" office:value-type="string">
            <text:p text:style-name="Standard">&lt;time&gt;</text:p>
          </table:table-cell>
          <table:table-cell table:style-name="Table90.A1" office:value-type="string">
            <text:p text:style-name="P32">Numeric</text:p>
          </table:table-cell>
          <table:table-cell table:style-name="Table90.A1" office:value-type="string">
            <text:p text:style-name="P32">0 – 300|DEFault</text:p>
          </table:table-cell>
          <table:table-cell table:style-name="Table90.A1" office:value-type="string">
            <text:p text:style-name="P32">10</text:p>
          </table:table-cell>
        </table:table-row>
        <table:table-row>
          <table:table-cell table:style-name="Table90.A1" office:value-type="string">
            <text:p text:style-name="P51"><text:span text:style-name="T37">Usage</text:span><text:span text:style-name="T38"> </text:span><text:span text:style-name="T37">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51">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51">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232457780898190" text:continue-numbering="true" text:style-name="Outline">
        <text:list-item>
          <text:list>
            <text:list-item>
              <text:list>
                <text:list-item>
                  <text:h text:style-name="Heading_20_3" text:outline-level="3"><text:bookmark text:name="sour_pow_prot_stat"/><text:soft-page-break/>[SOURce[&lt;n&gt;]<text:span text:style-name="T43">]:</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9">]:</text:span>POWer:PROTection:STATe {&lt;bool&gt;}</text:p>
            <text:p text:style-name="cmd_5f_root">[SOURce[&lt;n&gt;]<text:span text:style-name="T9">]:</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8">]:</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17">Name</text:p>
          </table:table-cell>
          <table:table-cell table:style-name="Table94.B4" office:value-type="string">
            <text:p text:style-name="P17">Type</text:p>
          </table:table-cell>
          <table:table-cell table:style-name="Table94.B4" office:value-type="string">
            <text:p text:style-name="P17">Range</text:p>
          </table:table-cell>
          <table:table-cell table:style-name="Table94.B4" office:value-type="string">
            <text:p text:style-name="P17">Default</text:p>
          </table:table-cell>
        </table:table-row>
        <table:table-row>
          <table:covered-table-cell/>
          <table:table-cell table:style-name="Table94.A1" office:value-type="string">
            <text:p text:style-name="Standard">&lt;bool&gt;</text:p>
          </table:table-cell>
          <table:table-cell table:style-name="Table94.A1" office:value-type="string">
            <text:p text:style-name="P32">Discrete</text:p>
          </table:table-cell>
          <table:table-cell table:style-name="Table94.A1" office:value-type="string">
            <text:p text:style-name="P32">ON|OFF|0|1</text:p>
          </table:table-cell>
          <table:table-cell table:style-name="Table94.A1" office:value-type="string">
            <text:p text:style-name="P32">OFF</text:p>
          </table:table-cell>
        </table:table-row>
        <table:table-row>
          <table:table-cell table:style-name="Table94.A1" office:value-type="string">
            <text:p text:style-name="P51"><text:span text:style-name="T37">Usage</text:span><text:span text:style-name="T38"> </text:span><text:span text:style-name="T37">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51">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51">Related Commands</text:p>
          </table:table-cell>
          <table:table-cell table:style-name="Table94.A1" table:number-columns-spanned="4" office:value-type="string">
            <text:p text:style-name="P1">OUTPut:PROTection:CLEar</text:p>
            <text:p text:style-name="P1">[SOURce[&lt;n&gt;]<text:span text:style-name="T8">]:</text:span>POWer:PROTection[:LEVel]</text:p>
          </table:table-cell>
          <table:covered-table-cell/>
          <table:covered-table-cell/>
          <table:covered-table-cell/>
        </table:table-row>
      </table:table>
      <text:list xml:id="list232458080835103" text:continue-numbering="true" text:style-name="Outline">
        <text:list-item>
          <text:list>
            <text:list-item>
              <text:list>
                <text:list-item>
                  <text:h text:style-name="Heading_20_3" text:outline-level="3"><text:bookmark text:name="sour_pow_prot_trip"/>[SOURce[&lt;n&gt;]<text:span text:style-name="T43">]:</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9">]:</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6">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6">Section 3.4.2</text:span></text:a><text:span text:style-name="T6">).</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51"><text:span text:style-name="T37">Usage</text:span><text:span text:style-name="T38"> </text:span><text:span text:style-name="T37">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51">Errors</text:p>
          </table:table-cell>
          <table:table-cell table:style-name="Table95.A1" office:value-type="string">
            <text:p text:style-name="P1"/>
          </table:table-cell>
        </table:table-row>
        <table:table-row>
          <table:table-cell table:style-name="Table95.A1" office:value-type="string">
            <text:p text:style-name="P51">Related Commands</text:p>
          </table:table-cell>
          <table:table-cell table:style-name="Table95.A1" office:value-type="string">
            <text:p text:style-name="P1">OUTPut:PROTection:CLEar</text:p>
          </table:table-cell>
        </table:table-row>
      </table:table>
      <text:list xml:id="list232456985377950" text:continue-numbering="true" text:style-name="Outline">
        <text:list-item>
          <text:list>
            <text:list-item>
              <text:list>
                <text:list-item>
                  <text:h text:style-name="Heading_20_3" text:outline-level="3"><text:bookmark text:name="sour_volt"/>[SOURce[&lt;n&gt;]<text:span text:style-name="T43">]:</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9">]:</text:span>VOLTage[:LEVel][:IMMediate][:AMPLitude] {&lt;voltage&gt;|MINimum|DEFault|MAXimum|UP|DOWN}</text:p>
            <text:p text:style-name="cmd_5f_root">[SOURce[&lt;n&gt;]<text:span text:style-name="T9">]:</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2">This command also increases or decreases the immediate voltage level using the ‘UP’ or DOWN parameter by a predetermined amount. The command VOLTage:STEP sets the amount of increase or decrease. <text:change text:change-id="ct67566944"/><text:change-start text:change-id="ct64138416"/><text:span text:style-name="T63">A</text:span><text:change-end text:change-id="ct64138416"/> new increment setting will <text:change-start text:change-id="ct64140064"/><text:span text:style-name="T40">not</text:span><text:span text:style-name="T63"> </text:span><text:change-end text:change-id="ct64140064"/>cause an execution error -222,"Data out of range<text:span text:style-name="T8">"</text:span> when the maximum or the minimum rated current is exceeded<text:change text:change-id="ct64140896"/><text:change-start text:change-id="ct67711744"/> – <text:span text:style-name="T2">the output value will be set to the maximum or the minimum value </text:span><text:change-end text:change-id="ct67711744"/><text:change-start text:change-id="ct67712896"/><text:span text:style-name="T2">instead.</text:span><text:change-end text:change-id="ct67712896"/></text:p>
            <text:p text:style-name="Standard"/>
            <text:p text:style-name="Standard">At *RST, the signal being sourced will be set to a <text:span text:style-name="T8">"</text:span>safe<text:span text:style-name="T8">"</text:span> condition. This is achieved by <text:soft-page-break/>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17">Name</text:p>
          </table:table-cell>
          <table:table-cell table:style-name="Table91.B4" office:value-type="string">
            <text:p text:style-name="P17">Type</text:p>
          </table:table-cell>
          <table:table-cell table:style-name="Table91.B4" office:value-type="string">
            <text:p text:style-name="P17">Range</text:p>
          </table:table-cell>
          <table:table-cell table:style-name="Table91.B4" office:value-type="string">
            <text:p text:style-name="P17">Default</text:p>
          </table:table-cell>
        </table:table-row>
        <table:table-row>
          <table:covered-table-cell/>
          <table:table-cell table:style-name="Table91.A1" office:value-type="string">
            <text:p text:style-name="Standard">&lt;voltage&gt;</text:p>
          </table:table-cell>
          <table:table-cell table:style-name="Table91.A1" office:value-type="string">
            <text:p text:style-name="P32">Numeric (NR2), discrete</text:p>
          </table:table-cell>
          <table:table-cell table:style-name="Table91.A1" office:value-type="string">
            <text:p text:style-name="P36">0 to MAXimum, MIN|DEF|MAX|UP|DOWN</text:p>
            <text:p text:style-name="P36">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32">–</text:p>
          </table:table-cell>
        </table:table-row>
        <table:table-row>
          <table:table-cell table:style-name="Table91.A1" office:value-type="string">
            <text:p text:style-name="P51"><text:span text:style-name="T37">Usage</text:span><text:span text:style-name="T38"> </text:span><text:span text:style-name="T37">example</text:span></text:p>
          </table:table-cell>
          <table:table-cell table:style-name="Table91.A1" table:number-columns-spanned="4" office:value-type="string">
            <text:p text:style-name="Standard">A 10 ohm load is connected and current is set to 1A. With MAX voltage set measured voltage will be 10V. When new voltage value is set to 5V, current will drop to 0.5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51">Errors</text:p>
          </table:table-cell>
          <table:table-cell table:style-name="Table91.A1" table:number-columns-spanned="4" office:value-type="string">
            <text:p text:style-name="P71"><text:change-start text:change-id="ct70859616"/><text:span text:style-name="T75">150</text:span><text:change-end text:change-id="ct70859616"/><text:change-start text:change-id="ct67722080"/>,"Power limit exceeded"</text:p>
            <text:p text:style-name="cmd_5f_code"><text:change-end text:change-id="ct67722080"/>-222,"Data out of range<text:span text:style-name="T7">"</text:span></text:p>
          </table:table-cell>
          <table:covered-table-cell/>
          <table:covered-table-cell/>
          <table:covered-table-cell/>
        </table:table-row>
        <table:table-row>
          <table:table-cell table:style-name="Table91.A1" office:value-type="string">
            <text:p text:style-name="P51">Related Commands</text:p>
          </table:table-cell>
          <table:table-cell table:style-name="Table91.A1" table:number-columns-spanned="4" office:value-type="string">
            <text:p text:style-name="P1">*RST</text:p>
            <text:p text:style-name="P1">MEASure[:SCALar]:VOLTage[:DC]?</text:p>
            <text:p text:style-name="P1">[SOURce[&lt;n&gt;]<text:span text:style-name="T8">]:</text:span>VOLTage[:LEVel][:IMMediate]:STEP[:INCRement]</text:p>
          </table:table-cell>
          <table:covered-table-cell/>
          <table:covered-table-cell/>
          <table:covered-table-cell/>
        </table:table-row>
      </table:table>
      <text:list xml:id="list232457399885266" text:continue-numbering="true" text:style-name="Outline">
        <text:list-item>
          <text:list>
            <text:list-item>
              <text:list>
                <text:list-item>
                  <text:h text:style-name="Heading_20_3" text:outline-level="3"><text:bookmark text:name="sour_volt_step"/>[SOURce[&lt;n&gt;]<text:span text:style-name="T43">]:</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9">]:</text:span>VOLTage[:LEVel][:IMMediate]:STEP[:INCRement] {&lt;step&gt;|DEFault}</text:p>
            <text:p text:style-name="cmd_5f_root">[SOURce[&lt;n&gt;]<text:span text:style-name="T9">]:</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8">]:</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17">Name</text:p>
          </table:table-cell>
          <table:table-cell table:style-name="Table93.B4" office:value-type="string">
            <text:p text:style-name="P17">Type</text:p>
          </table:table-cell>
          <table:table-cell table:style-name="Table93.B4" office:value-type="string">
            <text:p text:style-name="P17">Range</text:p>
          </table:table-cell>
          <table:table-cell table:style-name="Table93.B4" office:value-type="string">
            <text:p text:style-name="P17">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60">Numeric (NR2), discrete</text:p>
          </table:table-cell>
          <table:table-cell table:style-name="Table93.A1" office:value-type="string">
            <text:p text:style-name="P60">0.01 to 10V|DEFault</text:p>
          </table:table-cell>
          <table:table-cell table:style-name="Table93.A1" office:value-type="string">
            <text:p text:style-name="P60">0.1</text:p>
          </table:table-cell>
        </table:table-row>
        <table:table-row>
          <table:table-cell table:style-name="Table93.A1" office:value-type="string">
            <text:p text:style-name="P51"><text:span text:style-name="T37">Usage</text:span><text:span text:style-name="T38"> </text:span><text:span text:style-name="T37">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A and voltage to 10V the first channel enters the CV mode of operation. Voltage is then decreased from 10V in two steps to 6V:</text:p>
            <text:p text:style-name="cmd_5f_code_20_Start">APPL CH1, 10,2</text:p>
            <text:p text:style-name="cmd_5f_code">MEAS:CURR?</text:p>
            <text:p text:style-name="cmd_5f_code_20_Start"><text:soft-page-break/>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51">Errors</text:p>
          </table:table-cell>
          <table:table-cell table:style-name="Table93.A1" table:number-columns-spanned="4" office:value-type="string">
            <text:p text:style-name="P1"/>
          </table:table-cell>
          <table:covered-table-cell/>
          <table:covered-table-cell/>
          <table:covered-table-cell/>
        </table:table-row>
        <table:table-row>
          <table:table-cell table:style-name="Table93.A1" office:value-type="string">
            <text:p text:style-name="P51">Related Commands</text:p>
          </table:table-cell>
          <table:table-cell table:style-name="Table93.A1" table:number-columns-spanned="4" office:value-type="string">
            <text:p text:style-name="P1">[SOURce[&lt;n&gt;]<text:span text:style-name="T8">]:</text:span>VOLTage</text:p>
          </table:table-cell>
          <table:covered-table-cell/>
          <table:covered-table-cell/>
          <table:covered-table-cell/>
        </table:table-row>
      </table:table>
      <text:list xml:id="list232456128085673" text:continue-numbering="true" text:style-name="Outline">
        <text:list-item>
          <text:list>
            <text:list-item>
              <text:list>
                <text:list-item>
                  <text:h text:style-name="P86" text:outline-level="3"><text:bookmark text:name="sour_volt_prog"/>[SOURce[&lt;n&gt;]<text:span text:style-name="T43">]:</text:span>VOLTage:<text:span text:style-name="T55">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28">Syntax</text:p>
          </table:table-cell>
          <table:table-cell table:style-name="Table1.A1" table:number-columns-spanned="4" office:value-type="string">
            <text:p text:style-name="P65">[SOURce:]VOLTage:<text:span text:style-name="T55">PROGram</text:span>[:SOURce] <text:span text:style-name="T47">{</text:span>INTernal|EXTernal<text:span text:style-name="T47">}</text:span></text:p>
            <text:p text:style-name="P65">[SOURce:]VOLTage:PROGram[:SOURce]?</text:p>
          </table:table-cell>
          <table:covered-table-cell/>
          <table:covered-table-cell/>
          <table:covered-table-cell/>
        </table:table-row>
        <table:table-row>
          <table:table-cell table:style-name="Table1.A1" office:value-type="string">
            <text:p text:style-name="P28">Description</text:p>
          </table:table-cell>
          <table:table-cell table:style-name="Table1.A1" table:number-columns-spanned="4" office:value-type="string">
            <text:p text:style-name="P16"><text:span text:style-name="T5">Use t</text:span>his command <text:span text:style-name="T5">to define signal source for output voltage programming if channel support this option (use the 5.9.7. SYSTem:CHANnel[:INFOrmation]:PROGram? to query channel programming capabilityfunctionality).</text:span></text:p>
            <text:p text:style-name="P7">A channel’s D/A converter controlled by CPU is used by default for voltage output programming. That source can be calibrated (see the CALibrate subsystem) and provide output within safe limits. </text:p>
            <text:p text:style-name="P6">The external voltage programming could be used <text:span text:style-name="T60">when fast interaction with an external process is required. For example if </text:span>tracking output of the connected D.U.T. <text:span text:style-name="T61">(i.e. a power supply)</text:span> <text:span text:style-name="T60">is needed</text:span> <text:span text:style-name="T59">the PSU effectively becomes a pre-regulator keeping its output voltage in relation with changes of the D.U.T. output keeping constant difference between connected D.U.T input and output and in that way its max. power dissipation.</text:span></text:p>
            <text:p text:style-name="P16"/>
            <text:p text:style-name="P79">Max. D/A converter programmed voltage o<text:span text:style-name="T58">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external programming source is selected voltage value higher then 2.5 V or lower then zero could produce unexpected results and eventually damage the channel and/or connected load.</text:p>
            <text:p text:style-name="P16"/>
            <text:p text:style-name="P16">The enabled state is <text:span text:style-name="T54">EXTernal</text:span> (1); the disabled state is <text:span text:style-name="T54">INTernal</text:span> (0). Execution of this command also affects bit 1<text:span text:style-name="T56">3</text:span> (R<text:span text:style-name="T5">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50"><text:span text:style-name="T12">Self-test operation initiated by </text:span><text:a xlink:type="simple" xlink:href="http://www.envox.hr/eez/bench-power-supply/psu-scpi-reference-manual/psu-scpi-common-command-reference.html#tst" text:style-name="Internet_20_link" text:visited-style-name="Visited_20_Internet_20_Link">*TST?</text:a><text:span text:style-name="T12"> command will </text:span><text:span text:style-name="T13">reset</text:span><text:span text:style-name="T12"> </text:span><text:span text:style-name="T13">voltage programming</text:span><text:span text:style-name="T12"> on all PSU channels </text:span><text:span text:style-name="T13">to </text:span><text:span text:style-name="T10">the internal/local source</text:span><text:span text:style-name="T12">.</text:span></text:p>
            <text:p text:style-name="P40"><text:span text:style-name="T14">I</text:span><text:span text:style-name="T12">f external programming source is selected the DIAGnostic[:INFOrmation]:ADC? Query return</text:span><text:span text:style-name="T15">s</text:span><text:span text:style-name="T12"> 0.00 value for U_SET.</text:span></text:p>
          </table:table-cell>
          <table:covered-table-cell/>
          <table:covered-table-cell/>
          <table:covered-table-cell/>
        </table:table-row>
        <table:table-row>
          <table:table-cell table:style-name="Table1.A1" table:number-rows-spanned="2" office:value-type="string">
            <text:p text:style-name="P28">Parameters</text:p>
          </table:table-cell>
          <table:table-cell table:style-name="Table1.B3" office:value-type="string">
            <text:p text:style-name="P21">Name</text:p>
          </table:table-cell>
          <table:table-cell table:style-name="Table1.B3" office:value-type="string">
            <text:p text:style-name="P21">Type</text:p>
          </table:table-cell>
          <table:table-cell table:style-name="Table1.B3" office:value-type="string">
            <text:p text:style-name="P21">Range</text:p>
          </table:table-cell>
          <table:table-cell table:style-name="Table1.B3" office:value-type="string">
            <text:p text:style-name="P21">Default</text:p>
          </table:table-cell>
        </table:table-row>
        <table:table-row>
          <table:covered-table-cell/>
          <table:table-cell table:style-name="Table1.A1" office:value-type="string">
            <text:p text:style-name="P50">&lt;<text:span text:style-name="T51">source</text:span>&gt;</text:p>
          </table:table-cell>
          <table:table-cell table:style-name="Table1.A1" office:value-type="string">
            <text:p text:style-name="P35">Discrete</text:p>
          </table:table-cell>
          <table:table-cell table:style-name="Table1.A1" office:value-type="string">
            <text:p text:style-name="P39">INTernal|EXTernal</text:p>
          </table:table-cell>
          <table:table-cell table:style-name="Table1.A1" office:value-type="string">
            <text:p text:style-name="P39">INTernal</text:p>
          </table:table-cell>
        </table:table-row>
        <table:table-row>
          <table:table-cell table:style-name="Table1.A1" office:value-type="string">
            <text:p text:style-name="P55">Return</text:p>
          </table:table-cell>
          <table:table-cell table:style-name="Table1.A1" table:number-columns-spanned="4" office:value-type="string">
            <text:p text:style-name="P16">The query command returns <text:span text:style-name="T53">0</text:span> if the <text:span text:style-name="T57">local (internal) voltage programming</text:span> is <text:span text:style-name="T53">selected</text:span>, and 1 if the remote <text:span text:style-name="T54">(external) </text:span>sense is <text:span text:style-name="T53">selected</text:span>.</text:p>
          </table:table-cell>
          <table:covered-table-cell/>
          <table:covered-table-cell/>
          <table:covered-table-cell/>
        </table:table-row>
        <table:table-row>
          <table:table-cell table:style-name="Table1.A1" office:value-type="string">
            <text:p text:style-name="P59"><text:span text:style-name="T37">Usage</text:span><text:span text:style-name="T38"> </text:span><text:span text:style-name="T37">example</text:span></text:p>
          </table:table-cell>
          <table:table-cell table:style-name="Table1.A1" table:number-columns-spanned="4" office:value-type="string">
            <text:p text:style-name="P75"><text:span text:style-name="T52">VOLT</text:span>:<text:span text:style-name="T57">PROG</text:span> <text:span text:style-name="T52">EXT</text:span></text:p>
            <text:p text:style-name="P75"><text:span text:style-name="T52">VOLT</text:span>:<text:span text:style-name="T57">PROG</text:span>?</text:p>
            <text:p text:style-name="P68">1</text:p>
          </table:table-cell>
          <table:covered-table-cell/>
          <table:covered-table-cell/>
          <table:covered-table-cell/>
        </table:table-row>
        <table:table-row>
          <table:table-cell table:style-name="Table1.A1" office:value-type="string">
            <text:p text:style-name="P59">Errors</text:p>
          </table:table-cell>
          <table:table-cell table:style-name="Table1.A1" table:number-columns-spanned="4" office:value-type="string">
            <text:p text:style-name="P75">302,"Option not installed<text:span text:style-name="T7">"</text:span></text:p>
          </table:table-cell>
          <table:covered-table-cell/>
          <table:covered-table-cell/>
          <table:covered-table-cell/>
        </table:table-row>
        <table:table-row>
          <table:table-cell table:style-name="Table1.A1" office:value-type="string">
            <text:p text:style-name="P59">Related Commands</text:p>
          </table:table-cell>
          <table:table-cell table:style-name="Table1.A1" table:number-columns-spanned="4" office:value-type="string">
            <text:p text:style-name="P50">*TST</text:p>
            <text:p text:style-name="P40">DIAGnostic[:INFOrmation]:ADC?</text:p>
            <text:p text:style-name="P50">OUTPut:[:STATe]</text:p>
            <text:p text:style-name="P31">SYSTem:CHANnel[:INFOrmation:PROGram?</text:p>
          </table:table-cell>
          <table:covered-table-cell/>
          <table:covered-table-cell/>
          <table:covered-table-cell/>
        </table:table-row>
      </table:table>
      <text:list xml:id="list232456991661724" text:continue-numbering="true" text:style-name="Outline">
        <text:list-item>
          <text:list>
            <text:list-item>
              <text:list>
                <text:list-item>
                  <text:h text:style-name="P86" text:outline-level="3"><text:bookmark text:name="sour_volt_prot_del"/><text:soft-page-break/>[SOURce[&lt;n&gt;]<text:span text:style-name="T43">]:</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9">]:</text:span>VOLTage:PROTection:DELay[:TIME] {&lt;time&gt;|DEFault}</text:p>
            <text:p text:style-name="cmd_5f_root">[SOURce[&lt;n&gt;]<text:span text:style-name="T9">]:</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8">over-</text:span>voltage protection function will not be triggered on the selected output channel during the delay time. After the delay time has expired, the <text:span text:style-name="T8">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17">Name</text:p>
          </table:table-cell>
          <table:table-cell table:style-name="Table97.B4" office:value-type="string">
            <text:p text:style-name="P17">Type</text:p>
          </table:table-cell>
          <table:table-cell table:style-name="Table97.B4" office:value-type="string">
            <text:p text:style-name="P17">Range</text:p>
          </table:table-cell>
          <table:table-cell table:style-name="Table97.B4" office:value-type="string">
            <text:p text:style-name="P17">Default</text:p>
          </table:table-cell>
        </table:table-row>
        <table:table-row>
          <table:covered-table-cell/>
          <table:table-cell table:style-name="Table97.A1" office:value-type="string">
            <text:p text:style-name="Standard">&lt;time&gt;</text:p>
          </table:table-cell>
          <table:table-cell table:style-name="Table97.A1" office:value-type="string">
            <text:p text:style-name="P32">Numeric</text:p>
          </table:table-cell>
          <table:table-cell table:style-name="Table97.A1" office:value-type="string">
            <text:p text:style-name="P32">0 – 10|DEFault</text:p>
          </table:table-cell>
          <table:table-cell table:style-name="Table97.A1" office:value-type="string">
            <text:p text:style-name="P32">5ms</text:p>
          </table:table-cell>
        </table:table-row>
        <table:table-row>
          <table:table-cell table:style-name="Table97.A1" office:value-type="string">
            <text:p text:style-name="P51"><text:span text:style-name="T37">Usage</text:span><text:span text:style-name="T38"> </text:span><text:span text:style-name="T37">example</text:span></text:p>
          </table:table-cell>
          <table:table-cell table:style-name="Table97.A1" table:number-columns-spanned="4" office:value-type="string">
            <text:p text:style-name="Standard">Get default OVP delay of 50 mil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51">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51">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232457165035055" text:continue-numbering="true" text:style-name="Outline">
        <text:list-item>
          <text:list>
            <text:list-item>
              <text:list>
                <text:list-item>
                  <text:h text:style-name="Heading_20_3" text:outline-level="3"><text:bookmark text:name="sour_volt_prot_stat"/>[SOURce[&lt;n&gt;]<text:span text:style-name="T43">]:</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9">]:</text:span>VOLTage:PROTection:STATe {&lt;bool&gt;}</text:p>
            <text:p text:style-name="cmd_5f_root">[SOURce[&lt;n&gt;]<text:span text:style-name="T9">]:</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8">over-</text:span>voltage protection (OVP) function. The en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8">]:</text:span>VOLTage:PROTection:DELay[:TIME] command expired the output turns off and the Questionable Condition status register OCP bit 8 is set. An error tone will also follow if beeper is enabled (see SYSTem:BEEPer:STATe).</text:p>
            <text:p text:style-name="Standard">[SOURce[&lt;n&gt;]<text:span text:style-name="T8">]:</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17">Name</text:p>
          </table:table-cell>
          <table:table-cell table:style-name="Table98.B4" office:value-type="string">
            <text:p text:style-name="P17">Type</text:p>
          </table:table-cell>
          <table:table-cell table:style-name="Table98.B4" office:value-type="string">
            <text:p text:style-name="P17">Range</text:p>
          </table:table-cell>
          <table:table-cell table:style-name="Table98.B4" office:value-type="string">
            <text:p text:style-name="P17">Default</text:p>
          </table:table-cell>
        </table:table-row>
        <table:table-row>
          <table:covered-table-cell/>
          <table:table-cell table:style-name="Table98.A1" office:value-type="string">
            <text:p text:style-name="Standard">&lt;bool&gt;</text:p>
          </table:table-cell>
          <table:table-cell table:style-name="Table98.A1" office:value-type="string">
            <text:p text:style-name="P32">Discrete</text:p>
          </table:table-cell>
          <table:table-cell table:style-name="Table98.A1" office:value-type="string">
            <text:p text:style-name="P32">ON|OFF|0|1</text:p>
          </table:table-cell>
          <table:table-cell table:style-name="Table98.A1" office:value-type="string">
            <text:p text:style-name="P32">OFF</text:p>
          </table:table-cell>
        </table:table-row>
        <table:table-row>
          <table:table-cell table:style-name="Table98.A1" office:value-type="string">
            <text:p text:style-name="P51"><text:span text:style-name="T37">Usage</text:span><text:span text:style-name="T38"> </text:span><text:span text:style-name="T37">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51">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51">Related Commands</text:p>
          </table:table-cell>
          <table:table-cell table:style-name="Table98.A1" table:number-columns-spanned="4" office:value-type="string">
            <text:p text:style-name="P1">OUTPut:PROTection:CLEar</text:p>
            <text:p text:style-name="P1">[SOURce[&lt;n&gt;]<text:span text:style-name="T8">]:</text:span>VOLTage:PROTection:DELay[:TIME]</text:p>
            <text:p text:style-name="P1">[SOURce[&lt;n&gt;]<text:span text:style-name="T8">]:</text:span>VOLTage:PROTection:TRIPped</text:p>
            <text:p text:style-name="P1">SYSTem:BEEPer:STATe</text:p>
          </table:table-cell>
          <table:covered-table-cell/>
          <table:covered-table-cell/>
          <table:covered-table-cell/>
        </table:table-row>
      </table:table>
      <text:list xml:id="list232456317569229" text:continue-numbering="true" text:style-name="Outline">
        <text:list-item>
          <text:list>
            <text:list-item>
              <text:list>
                <text:list-item>
                  <text:h text:style-name="Heading_20_3" text:outline-level="3"><text:bookmark text:name="sour_volt_prot_trip"/>[SOURce[&lt;n&gt;]<text:span text:style-name="T43">]:</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9">]:</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6">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6">Section 3.4.2</text:span></text:a><text:span text:style-name="T6">).</text:span></text:p>
            <text:p text:style-name="Standard"><text:soft-page-break/>The <text:a xlink:type="simple" xlink:href="http://www.envox.hr/eez/bench-power-supply/psu-scpi-reference-manual/psu-scpi-subsystem-command-reference/psu-scpi-output.html#outp_prot_cle" text:style-name="Internet_20_link" text:visited-style-name="Visited_20_Internet_20_Link"><text:span text:style-name="T1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51"><text:span text:style-name="T37">Usage</text:span><text:span text:style-name="T38"> </text:span><text:span text:style-name="T37">example</text:span></text:p>
          </table:table-cell>
          <table:table-cell table:style-name="Table99.A1" office:value-type="string">
            <text:p text:style-name="cmd_5f_code">VOLT:PROT:TRIP?</text:p>
            <text:p text:style-name="cmd_5f_code_20_Start">0</text:p>
          </table:table-cell>
        </table:table-row>
        <table:table-row>
          <table:table-cell table:style-name="Table99.A1" office:value-type="string">
            <text:p text:style-name="P51">Errors</text:p>
          </table:table-cell>
          <table:table-cell table:style-name="Table99.A1" office:value-type="string">
            <text:p text:style-name="P1"/>
          </table:table-cell>
        </table:table-row>
        <table:table-row>
          <table:table-cell table:style-name="Table99.A1" office:value-type="string">
            <text:p text:style-name="P51">Related Commands</text:p>
          </table:table-cell>
          <table:table-cell table:style-name="Table99.A1" office:value-type="string">
            <text:p text:style-name="P1">OUTPut:PROTection:CLEar</text:p>
          </table:table-cell>
        </table:table-row>
      </table:table>
      <text:list xml:id="list232456114548792" text:continue-numbering="true" text:style-name="Outline">
        <text:list-item>
          <text:list>
            <text:list-item>
              <text:list>
                <text:list-item>
                  <text:h text:style-name="P87" text:outline-level="3"><text:bookmark text:name="sour_volt_sens"/>[SOURce[&lt;n&gt;]<text:span text:style-name="T43">]:</text:span>VOLTage:<text:span text:style-name="T46">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2">Syntax</text:p>
          </table:table-cell>
          <table:table-cell table:style-name="Table155.A1" table:number-columns-spanned="4" office:value-type="string">
            <text:p text:style-name="P61">[SOURce:]VOLTage:SENSe[:SOURce] <text:span text:style-name="T47">{</text:span>INTernal|EXTernal<text:span text:style-name="T47">}</text:span></text:p>
            <text:p text:style-name="P62">[SOURce:]VOLTage:SENSe[:SOURce]?</text:p>
          </table:table-cell>
          <table:covered-table-cell/>
          <table:covered-table-cell/>
          <table:covered-table-cell/>
        </table:table-row>
        <table:table-row>
          <table:table-cell table:style-name="Table155.A1" office:value-type="string">
            <text:p text:style-name="P22">Description</text:p>
          </table:table-cell>
          <table:table-cell table:style-name="Table155.A1" table:number-columns-spanned="4" office:value-type="string">
            <text:p text:style-name="P4">This command enables or disables remote sensing. The enabled state is <text:span text:style-name="T54">EXTernal</text:span> (1); the disabled state is <text:span text:style-name="T54">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37">When the BP_OPTION is enabled and the channels are not grouped together (SYSTem:GROup commands scheduled for M3) this command sets LED indicators above binding posts and sense relays in the following manner:</text:p>
            <text:list xml:id="list232456998238375" text:continue-list="list4253027027533681913" text:style-name="List_20_1">
              <text:list-item>
                <text:p text:style-name="P89">Turn on/off Sense1+/Sense1- indicators (LED_S1+, LED_S1- or TLC5925 Out5 and Out4) and sense relay K_S1 (TLC5925 Out1) when CH1 is selected</text:p>
              </text:list-item>
              <text:list-item>
                <text:p text:style-name="P82">Turn on/off Sense2+/Sense2- indicators (LED_S2+, LED_S2- or TLC5925 Out12 and Out11) and sense relay K_S2 (TLC5925 Out14) when CH2 is selected</text:p>
              </text:list-item>
            </text:list>
            <text:p text:style-name="P78">Remote sensing has no effect during CC (Constant Current) operation. Sense+/Sense- indicators <text:span text:style-name="T11">(LED_S1+, LED_S1-, LED_S2+,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2">Parameters</text:p>
          </table:table-cell>
          <table:table-cell table:style-name="Table155.B3" office:value-type="string">
            <text:p text:style-name="P18">Name</text:p>
          </table:table-cell>
          <table:table-cell table:style-name="Table155.B3" office:value-type="string">
            <text:p text:style-name="P18">Type</text:p>
          </table:table-cell>
          <table:table-cell table:style-name="Table155.B3" office:value-type="string">
            <text:p text:style-name="P18">Range</text:p>
          </table:table-cell>
          <table:table-cell table:style-name="Table155.B3" office:value-type="string">
            <text:p text:style-name="P18">Default</text:p>
          </table:table-cell>
        </table:table-row>
        <table:table-row>
          <table:covered-table-cell/>
          <table:table-cell table:style-name="Table155.A1" office:value-type="string">
            <text:p text:style-name="P37">&lt;<text:span text:style-name="T51">source</text:span>&gt;</text:p>
          </table:table-cell>
          <table:table-cell table:style-name="Table155.A1" office:value-type="string">
            <text:p text:style-name="P33">Discrete</text:p>
          </table:table-cell>
          <table:table-cell table:style-name="Table155.A1" office:value-type="string">
            <text:p text:style-name="P38">INTernal|EXTernal</text:p>
          </table:table-cell>
          <table:table-cell table:style-name="Table155.A1" office:value-type="string">
            <text:p text:style-name="P38">INTernal</text:p>
          </table:table-cell>
        </table:table-row>
        <table:table-row>
          <table:table-cell table:style-name="Table155.A1" office:value-type="string">
            <text:p text:style-name="P52">Return</text:p>
          </table:table-cell>
          <table:table-cell table:style-name="Table155.A1" table:number-columns-spanned="4" office:value-type="string">
            <text:p text:style-name="P5">The query command returns <text:span text:style-name="T53">0</text:span> if the <text:span text:style-name="T53">internal</text:span> sense is <text:span text:style-name="T53">selected</text:span>, and 1 if the remote <text:span text:style-name="T54">(external) </text:span>sense is <text:span text:style-name="T53">selected</text:span>.</text:p>
          </table:table-cell>
          <table:covered-table-cell/>
          <table:covered-table-cell/>
          <table:covered-table-cell/>
        </table:table-row>
        <table:table-row>
          <table:table-cell table:style-name="Table155.A1" office:value-type="string">
            <text:p text:style-name="P56"><text:span text:style-name="T37">Usage</text:span><text:span text:style-name="T38"> </text:span><text:span text:style-name="T37">example</text:span></text:p>
          </table:table-cell>
          <table:table-cell table:style-name="Table155.A1" table:number-columns-spanned="4" office:value-type="string">
            <text:p text:style-name="P70"><text:span text:style-name="T52">VOLT</text:span>:SENS <text:span text:style-name="T52">EXT</text:span></text:p>
            <text:p text:style-name="P70"><text:span text:style-name="T52">VOLT</text:span>:SENS?</text:p>
            <text:p text:style-name="P66">1</text:p>
          </table:table-cell>
          <table:covered-table-cell/>
          <table:covered-table-cell/>
          <table:covered-table-cell/>
        </table:table-row>
        <table:table-row>
          <table:table-cell table:style-name="Table155.A1" office:value-type="string">
            <text:p text:style-name="P56">Errors</text:p>
          </table:table-cell>
          <table:table-cell table:style-name="Table155.A1" table:number-columns-spanned="4" office:value-type="string">
            <text:p text:style-name="P70">302,"Option not installed<text:span text:style-name="T7">"</text:span></text:p>
          </table:table-cell>
          <table:covered-table-cell/>
          <table:covered-table-cell/>
          <table:covered-table-cell/>
        </table:table-row>
        <table:table-row>
          <table:table-cell table:style-name="Table155.A1" office:value-type="string">
            <text:p text:style-name="P56">Related Commands</text:p>
          </table:table-cell>
          <table:table-cell table:style-name="Table155.A1" table:number-columns-spanned="4" office:value-type="string">
            <text:p text:style-name="P37">*TST</text:p>
            <text:p text:style-name="P37">OUTPut:[:STATe]</text:p>
            <text:p text:style-name="P30">SYSTem:CHANnel[:INFOrmation]:PROGram?</text:p>
          </table:table-cell>
          <table:covered-table-cell/>
          <table:covered-table-cell/>
          <table:covered-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19" meta:image-count="0" meta:object-count="0" meta:page-count="11" meta:paragraph-count="558" meta:word-count="3167" meta:character-count="23126" meta:non-whitespace-character-count="20509"/>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